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Consolas" svg:font-family="Consolas" style:font-family-generic="modern" style:font-pitch="fixed"/>
    <style:font-face style:name="Consolas1"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ce style:name="arial1" svg:font-family="arial, helvetica, serif"/>
    <style:font-face style:name="courier" svg:font-family="courier"/>
    <style:font-face style:name="monospace" svg:font-family="monospace"/>
  </office:font-face-decls>
  <office:automatic-styles>
    <style:style style:name="Table1" style:family="table">
      <style:table-properties style:width="6.5882in" fo:margin-left="0.3938in" table:align="left"/>
    </style:style>
    <style:style style:name="Table1.A" style:family="table-column">
      <style:table-column-properties style:column-width="1.666in"/>
    </style:style>
    <style:style style:name="Table1.B" style:family="table-column">
      <style:table-column-properties style:column-width="4.9222in"/>
    </style:style>
    <style:style style:name="Table1.B1" style:family="table-cell">
      <style:table-cell-properties style:vertical-align="middl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5pt solid #000000"/>
    </style:style>
    <style:style style:name="Table3" style:family="table">
      <style:table-properties style:width="6.5313in" fo:margin-left="0.3938in" table:align="left"/>
    </style:style>
    <style:style style:name="Table3.A" style:family="table-column">
      <style:table-column-properties style:column-width="1.125in"/>
    </style:style>
    <style:style style:name="Table3.B" style:family="table-column">
      <style:table-column-properties style:column-width="5.4063in"/>
    </style:style>
    <style:style style:name="Table3.B1" style:family="table-cell">
      <style:table-cell-properties style:vertical-align="middle"/>
    </style:style>
    <style:style style:name="Table4" style:family="table">
      <style:table-properties style:width="6.5313in" fo:margin-left="0.3938in" table:align="left"/>
    </style:style>
    <style:style style:name="Table4.A" style:family="table-column">
      <style:table-column-properties style:column-width="1.1049in"/>
    </style:style>
    <style:style style:name="Table4.B" style:family="table-column">
      <style:table-column-properties style:column-width="5.4264in"/>
    </style:style>
    <style:style style:name="Table4.B1" style:family="table-cell">
      <style:table-cell-properties style:vertical-align="middle"/>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5pt solid #000000"/>
    </style:style>
    <style:style style:name="Table6" style:family="table">
      <style:table-properties style:width="6.5313in" fo:margin-left="0.3938in" table:align="left"/>
    </style:style>
    <style:style style:name="Table6.A" style:family="table-column">
      <style:table-column-properties style:column-width="1.2583in"/>
    </style:style>
    <style:style style:name="Table6.B" style:family="table-column">
      <style:table-column-properties style:column-width="5.2729in"/>
    </style:style>
    <style:style style:name="Table6.B1" style:family="table-cell">
      <style:table-cell-properties style:vertical-align="middle"/>
    </style:style>
    <style:style style:name="Table7" style:family="table">
      <style:table-properties style:width="6.925in" table:align="center" fo:background-color="#b6cffe">
        <style:background-image/>
      </style:table-properties>
    </style:style>
    <style:style style:name="Table7.A" style:family="table-column">
      <style:table-column-properties style:column-width="6.925in"/>
    </style:style>
    <style:style style:name="Table7.A1" style:family="table-cell">
      <style:table-cell-properties style:vertical-align="middle" fo:background-color="#7095d3" fo:padding="0.0194in" fo:border="0.05pt solid #ffffff">
        <style:background-image/>
      </style:table-cell-properties>
    </style:style>
    <style:style style:name="Table8" style:family="table">
      <style:table-properties style:width="6.5313in" fo:margin-left="0.3938in" table:align="left"/>
    </style:style>
    <style:style style:name="Table8.A" style:family="table-column">
      <style:table-column-properties style:column-width="1.0361in"/>
    </style:style>
    <style:style style:name="Table8.B" style:family="table-column">
      <style:table-column-properties style:column-width="5.4951in"/>
    </style:style>
    <style:style style:name="Table8.B1" style:family="table-cell">
      <style:table-cell-properties style:vertical-align="middle"/>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5pt solid #000000"/>
    </style:style>
    <style:style style:name="Table10" style:family="table">
      <style:table-properties style:width="6.5313in" fo:margin-left="0.3938in" table:align="left"/>
    </style:style>
    <style:style style:name="Table10.A" style:family="table-column">
      <style:table-column-properties style:column-width="1.3951in"/>
    </style:style>
    <style:style style:name="Table10.B" style:family="table-column">
      <style:table-column-properties style:column-width="5.1361in"/>
    </style:style>
    <style:style style:name="Table10.B1" style:family="table-cell">
      <style:table-cell-properties style:vertical-align="middle"/>
    </style:style>
    <style:style style:name="P1" style:family="paragraph" style:parent-style-name="Heading_20_1">
      <style:text-properties style:font-name="Consolas" fo:font-size="11pt" fo:font-weight="bold" style:font-size-asian="9.60000038146973pt" style:font-weight-asian="bold" style:font-size-complex="11pt" style:font-weight-complex="bold"/>
    </style:style>
    <style:style style:name="P2" style:family="paragraph" style:parent-style-name="Heading_20_1">
      <style:paragraph-properties fo:margin-left="0in" fo:margin-right="0in" fo:margin-top="0in" fo:margin-bottom="0.1965in" style:contextual-spacing="false" fo:text-align="justify" style:justify-single-word="false" fo:orphans="2" fo:widows="2" fo:text-indent="0in" style:auto-text-indent="false"/>
      <style:text-properties fo:font-variant="normal" fo:text-transform="none" fo:color="#202020" loext:opacity="100%" style:font-name="Arial" fo:font-size="12pt" fo:letter-spacing="normal" fo:font-style="normal" fo:font-weight="normal"/>
    </style:style>
    <style:style style:name="P3"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202020" loext:opacity="100%" style:font-name="Arial" fo:font-size="12pt" fo:letter-spacing="normal" fo:font-style="normal" fo:font-weight="normal"/>
    </style:style>
    <style:style style:name="P4" style:family="paragraph" style:parent-style-name="List_20_Contents">
      <style:paragraph-properties fo:margin-top="0in" fo:margin-bottom="0.1965in" style:contextual-spacing="false" fo:text-align="justify" style:justify-single-word="false" fo:orphans="2" fo:widows="2"/>
      <style:text-properties fo:font-variant="normal" fo:text-transform="none" fo:color="#202020" loext:opacity="100%" style:font-name="Arial" fo:font-size="12pt" fo:letter-spacing="normal" fo:font-style="normal" fo:font-weight="normal"/>
    </style:style>
    <style:style style:name="P5" style:family="paragraph" style:parent-style-name="List_20_Contents">
      <style:paragraph-properties fo:margin-top="0in" fo:margin-bottom="0.1965in" style:contextual-spacing="false" fo:orphans="2" fo:widows="2"/>
      <style:text-properties fo:font-variant="normal" fo:text-transform="none" fo:color="#202020" loext:opacity="100%" style:font-name="Arial" fo:font-size="12pt" fo:letter-spacing="normal" fo:font-style="normal" fo:font-weight="normal"/>
    </style:style>
    <style:style style:name="P6" style:family="paragraph" style:parent-style-name="Preformatted_20_Text">
      <style:paragraph-properties fo:margin-left="0in" fo:margin-right="0in" fo:orphans="2" fo:widows="2" fo:text-indent="0in" style:auto-text-indent="false"/>
      <style:text-properties fo:font-variant="normal" fo:text-transform="none" fo:color="#202020" loext:opacity="100%" style:font-name="Arial" fo:font-size="12pt" fo:letter-spacing="normal" fo:font-style="normal" fo:font-weight="normal"/>
    </style:style>
    <style:style style:name="P7" style:family="paragraph" style:parent-style-name="Text_20_body">
      <style:paragraph-properties fo:margin-left="0in" fo:margin-right="0in" fo:orphans="2" fo:widows="2" fo:text-indent="0in" style:auto-text-indent="false"/>
      <style:text-properties fo:font-variant="normal" fo:text-transform="none" fo:color="#202020" loext:opacity="100%" style:font-name="Arial" fo:font-size="12pt" fo:letter-spacing="normal" fo:font-style="normal" fo:font-weight="normal"/>
    </style:style>
    <style:style style:name="P8" style:family="paragraph" style:parent-style-name="Text_20_body">
      <style:paragraph-properties fo:margin-left="0in" fo:margin-right="0in" fo:orphans="2" fo:widows="2" fo:text-indent="0in" style:auto-text-indent="false"/>
      <style:text-properties fo:font-variant="normal" fo:text-transform="none" fo:color="#202020" loext:opacity="100%" style:font-name="Arial" fo:font-size="12pt" fo:letter-spacing="normal" fo:font-style="normal" fo:font-weight="normal" officeooo:paragraph-rsid="0011af95"/>
    </style:style>
    <style:style style:name="P9" style:family="paragraph" style:parent-style-name="List_20_Heading">
      <style:paragraph-properties fo:margin-left="0in" fo:margin-right="0in" fo:orphans="2" fo:widows="2" fo:text-indent="0in" style:auto-text-indent="false"/>
      <style:text-properties fo:font-variant="normal" fo:text-transform="none" fo:color="#202020" loext:opacity="100%" style:font-name="Arial" fo:font-size="12pt" fo:letter-spacing="normal" fo:font-style="normal" fo:font-weight="bold"/>
    </style:style>
    <style:style style:name="P10" style:family="paragraph" style:parent-style-name="List_20_Contents">
      <style:paragraph-properties fo:margin-top="0in" fo:margin-bottom="0.1965in" style:contextual-spacing="false" fo:orphans="2" fo:widows="2"/>
      <style:text-properties fo:font-variant="normal" fo:text-transform="none" fo:color="#202020" loext:opacity="100%" style:font-name="courier" fo:font-size="12pt" fo:letter-spacing="normal" fo:font-style="normal" fo:font-weight="normal"/>
    </style:style>
    <style:style style:name="P11" style:family="paragraph" style:parent-style-name="Preformatted_20_Text">
      <style:paragraph-properties fo:margin-top="0in" fo:margin-bottom="0.1965in" style:contextual-spacing="false" fo:orphans="2" fo:widows="2"/>
      <style:text-properties fo:font-variant="normal" fo:text-transform="none" fo:color="#202020" loext:opacity="100%" style:font-name="courier" fo:font-size="12pt" fo:letter-spacing="normal" fo:font-style="normal" fo:font-weight="normal" officeooo:paragraph-rsid="0011af95"/>
    </style:style>
    <style:style style:name="P12" style:family="paragraph" style:parent-style-name="Preformatted_20_Text">
      <style:paragraph-properties fo:orphans="2" fo:widows="2"/>
      <style:text-properties fo:font-variant="normal" fo:text-transform="none" fo:color="#202020" loext:opacity="100%" style:font-name="courier" fo:font-size="12pt" fo:letter-spacing="normal" fo:font-style="normal" fo:font-weight="normal"/>
    </style:style>
    <style:style style:name="P13" style:family="paragraph" style:parent-style-name="List_20_Heading">
      <style:paragraph-properties fo:margin-left="0in" fo:margin-right="0in" fo:orphans="2" fo:widows="2" fo:text-indent="0in" style:auto-text-indent="false"/>
      <style:text-properties fo:font-variant="normal" fo:text-transform="none" fo:color="#202020" loext:opacity="100%" style:font-name="courier" fo:font-size="12pt" fo:letter-spacing="normal" fo:font-style="normal" fo:font-weight="bold"/>
    </style:style>
    <style:style style:name="P14" style:family="paragraph" style:parent-style-name="Text_20_body">
      <style:paragraph-properties fo:orphans="2" fo:widows="2"/>
      <style:text-properties fo:font-variant="normal" fo:text-transform="none" fo:color="#202020" loext:opacity="100%" style:font-name="courier" fo:font-size="12pt" fo:letter-spacing="normal" fo:font-style="normal" fo:font-weight="bold"/>
    </style:style>
    <style:style style:name="P15" style:family="paragraph" style:parent-style-name="List_20_Heading">
      <style:paragraph-properties fo:margin-left="0in" fo:margin-right="0in" fo:orphans="2" fo:widows="2" fo:text-indent="0in" style:auto-text-indent="false"/>
      <style:text-properties fo:font-variant="normal" fo:text-transform="none" fo:color="#202020" loext:opacity="100%" style:font-name="arial1" fo:font-size="12pt" fo:letter-spacing="normal" fo:font-style="normal" fo:font-weight="bold"/>
    </style:style>
    <style:style style:name="P16" style:family="paragraph" style:parent-style-name="Text_20_body">
      <style:paragraph-properties fo:margin-left="0in" fo:margin-right="0in" fo:orphans="2" fo:widows="2" fo:text-indent="0in" style:auto-text-indent="false"/>
      <style:text-properties fo:font-variant="normal" fo:text-transform="none" fo:color="#202020" loext:opacity="100%" style:font-name="arial1" fo:font-size="12pt" fo:letter-spacing="normal" fo:font-style="normal" fo:font-weight="normal"/>
    </style:style>
    <style:style style:name="P17" style:family="paragraph" style:parent-style-name="Preformatted_20_Text">
      <style:paragraph-properties fo:orphans="2" fo:widows="2"/>
      <style:text-properties fo:font-variant="normal" fo:text-transform="none" fo:color="#202020" loext:opacity="100%" fo:letter-spacing="normal"/>
    </style:style>
    <style:style style:name="P18" style:family="paragraph" style:parent-style-name="Preformatted_20_Text">
      <style:paragraph-properties fo:margin-top="0in" fo:margin-bottom="0.1965in" style:contextual-spacing="false" fo:orphans="2" fo:widows="2"/>
      <style:text-properties fo:font-variant="normal" fo:text-transform="none" fo:color="#202020" loext:opacity="100%" fo:letter-spacing="normal"/>
    </style:style>
    <style:style style:name="P19" style:family="paragraph" style:parent-style-name="Preformatted_20_Text">
      <style:paragraph-properties fo:orphans="2" fo:widows="2"/>
      <style:text-properties fo:font-variant="normal" fo:text-transform="none" fo:color="#202020" loext:opacity="100%" fo:letter-spacing="normal" officeooo:paragraph-rsid="0011af95"/>
    </style:style>
    <style:style style:name="P20" style:family="paragraph" style:parent-style-name="Preformatted_20_Text">
      <style:paragraph-properties fo:orphans="2" fo:widows="2"/>
      <style:text-properties fo:font-variant="normal" fo:text-transform="none" fo:color="#202020" loext:opacity="100%" fo:letter-spacing="normal" officeooo:paragraph-rsid="001300ee"/>
    </style:style>
    <style:style style:name="P21" style:family="paragraph" style:parent-style-name="Preformatted_20_Text">
      <style:paragraph-properties fo:margin-left="0in" fo:margin-right="0in" fo:orphans="2" fo:widows="2" fo:text-indent="0in" style:auto-text-indent="false"/>
      <style:text-properties fo:font-variant="normal" fo:text-transform="none" fo:color="#202020" loext:opacity="100%" fo:letter-spacing="normal" officeooo:paragraph-rsid="0011af95" fo:background-color="transparent"/>
    </style:style>
    <style:style style:name="P22" style:family="paragraph" style:parent-style-name="Preformatted_20_Text">
      <style:paragraph-properties fo:orphans="2" fo:widows="2"/>
      <style:text-properties fo:font-variant="normal" fo:text-transform="none" fo:color="#202020" loext:opacity="100%" fo:letter-spacing="normal" officeooo:paragraph-rsid="0011af95" fo:background-color="transparent"/>
    </style:style>
    <style:style style:name="P23" style:family="paragraph" style:parent-style-name="Preformatted_20_Text">
      <style:paragraph-properties fo:orphans="2" fo:widows="2"/>
      <style:text-properties fo:font-variant="normal" fo:text-transform="none" fo:color="#202020" loext:opacity="100%" fo:font-size="12pt" fo:letter-spacing="normal" fo:font-style="normal" fo:font-weight="normal"/>
    </style:style>
    <style:style style:name="P24" style:family="paragraph" style:parent-style-name="Preformatted_20_Text">
      <style:paragraph-properties fo:orphans="2" fo:widows="2"/>
      <style:text-properties fo:font-variant="normal" fo:text-transform="none" fo:color="#202020" loext:opacity="100%" fo:font-size="12pt" fo:letter-spacing="normal" fo:font-style="normal" fo:font-weight="normal" officeooo:paragraph-rsid="0011af95"/>
    </style:style>
    <style:style style:name="P25" style:family="paragraph" style:parent-style-name="Preformatted_20_Text">
      <style:paragraph-properties fo:orphans="2" fo:widows="2"/>
      <style:text-properties fo:font-variant="normal" fo:text-transform="none" fo:color="#202020" loext:opacity="100%" fo:font-size="12pt" fo:letter-spacing="normal" fo:font-style="normal" fo:font-weight="bold" officeooo:paragraph-rsid="001300ee"/>
    </style:style>
    <style:style style:name="P26" style:family="paragraph" style:parent-style-name="Preformatted_20_Text">
      <style:paragraph-properties fo:orphans="2" fo:widows="2"/>
      <style:text-properties fo:font-variant="normal" fo:text-transform="none" fo:color="#008000" loext:opacity="100%" fo:letter-spacing="normal" officeooo:paragraph-rsid="0011af95"/>
    </style:style>
    <style:style style:name="P27" style:family="paragraph" style:parent-style-name="Preformatted_20_Text">
      <style:paragraph-properties fo:orphans="2" fo:widows="2"/>
      <style:text-properties fo:font-variant="normal" fo:text-transform="none" fo:color="#008000" loext:opacity="100%" fo:letter-spacing="normal" officeooo:paragraph-rsid="001300ee"/>
    </style:style>
    <style:style style:name="P28" style:family="paragraph" style:parent-style-name="Preformatted_20_Text">
      <style:paragraph-properties fo:orphans="2" fo:widows="2"/>
      <style:text-properties fo:font-variant="normal" fo:text-transform="none" fo:color="#008000" loext:opacity="100%" fo:letter-spacing="normal" officeooo:paragraph-rsid="0011af95" fo:background-color="transparent"/>
    </style:style>
    <style:style style:name="P29" style:family="paragraph" style:parent-style-name="Preformatted_20_Text">
      <style:paragraph-properties fo:margin-left="0in" fo:margin-right="0in" fo:orphans="2" fo:widows="2" fo:text-indent="0in" style:auto-text-indent="false"/>
      <style:text-properties fo:font-variant="normal" fo:text-transform="none" fo:color="#008000" loext:opacity="100%" fo:font-size="12pt" fo:letter-spacing="normal" fo:font-style="normal" fo:font-weight="normal" officeooo:paragraph-rsid="0011af95"/>
    </style:style>
    <style:style style:name="P30" style:family="paragraph" style:parent-style-name="Preformatted_20_Text">
      <style:paragraph-properties fo:orphans="2" fo:widows="2"/>
      <style:text-properties fo:font-variant="normal" fo:text-transform="none" fo:color="#008000" loext:opacity="100%" fo:font-size="12pt" fo:letter-spacing="normal" fo:font-style="normal" fo:font-weight="normal" officeooo:paragraph-rsid="0011af95"/>
    </style:style>
    <style:style style:name="P31" style:family="paragraph" style:parent-style-name="Preformatted_20_Text">
      <style:paragraph-properties fo:orphans="2" fo:widows="2"/>
      <style:text-properties fo:font-variant="normal" fo:text-transform="none" fo:color="#008000" loext:opacity="100%" fo:font-size="12pt" fo:letter-spacing="normal" fo:font-style="normal" fo:font-weight="bold" officeooo:paragraph-rsid="001300ee"/>
    </style:style>
    <style:style style:name="P32" style:family="paragraph" style:parent-style-name="Heading_20_1">
      <style:paragraph-properties fo:margin-left="0in" fo:margin-right="0in" fo:orphans="2" fo:widows="2" fo:text-indent="0in" style:auto-text-indent="false"/>
    </style:style>
    <style:style style:name="P33" style:family="paragraph" style:parent-style-name="Preformatted_20_Text">
      <style:paragraph-properties fo:margin-left="0in" fo:margin-right="0in" fo:orphans="2" fo:widows="2" fo:text-indent="0in" style:auto-text-indent="false"/>
    </style:style>
    <style:style style:name="P34" style:family="paragraph" style:parent-style-name="Text_20_body">
      <style:paragraph-properties fo:margin-left="0in" fo:margin-right="0in" fo:orphans="2" fo:widows="2" fo:text-indent="0in" style:auto-text-indent="false"/>
    </style:style>
    <style:style style:name="P35" style:family="paragraph" style:parent-style-name="Preformatted_20_Text">
      <style:paragraph-properties fo:margin-top="0in" fo:margin-bottom="0.1965in" style:contextual-spacing="false" fo:orphans="2" fo:widows="2"/>
    </style:style>
    <style:style style:name="P36" style:family="paragraph" style:parent-style-name="Preformatted_20_Text">
      <style:paragraph-properties fo:orphans="2" fo:widows="2"/>
    </style:style>
    <style:style style:name="P37" style:family="paragraph" style:parent-style-name="Preformatted_20_Text">
      <style:paragraph-properties fo:orphans="2" fo:widows="2"/>
      <style:text-properties officeooo:paragraph-rsid="0011af95"/>
    </style:style>
    <style:style style:name="P38" style:family="paragraph" style:parent-style-name="Preformatted_20_Text">
      <style:paragraph-properties fo:margin-top="0in" fo:margin-bottom="0.1965in" style:contextual-spacing="false" fo:orphans="2" fo:widows="2"/>
      <style:text-properties officeooo:paragraph-rsid="0011af95"/>
    </style:style>
    <style:style style:name="P39" style:family="paragraph" style:parent-style-name="Preformatted_20_Text">
      <style:paragraph-properties fo:orphans="2" fo:widows="2"/>
      <style:text-properties officeooo:paragraph-rsid="001300ee"/>
    </style:style>
    <style:style style:name="P40" style:family="paragraph" style:parent-style-name="Preformatted_20_Text">
      <style:paragraph-properties fo:margin-top="0in" fo:margin-bottom="0.1965in" style:contextual-spacing="false"/>
      <style:text-properties fo:font-size="12pt" fo:font-weight="bold"/>
    </style:style>
    <style:style style:name="P41" style:family="paragraph" style:parent-style-name="Preformatted_20_Text">
      <style:paragraph-properties fo:orphans="2" fo:widows="2"/>
      <style:text-properties officeooo:paragraph-rsid="0011af95" fo:background-color="transparent"/>
    </style:style>
    <style:style style:name="P42" style:family="paragraph" style:parent-style-name="Table_20_Contents">
      <style:text-properties style:font-name="arial"/>
    </style:style>
    <style:style style:name="P43" style:family="paragraph" style:parent-style-name="Table_20_Contents">
      <style:paragraph-properties fo:margin-top="0in" fo:margin-bottom="0.1965in" style:contextual-spacing="false"/>
    </style:style>
    <style:style style:name="P44" style:family="paragraph" style:parent-style-name="Table_20_Contents">
      <style:paragraph-properties fo:text-align="center" style:justify-single-word="false"/>
    </style:style>
    <style:style style:name="P45" style:family="paragraph" style:parent-style-name="Text_20_body">
      <style:paragraph-properties fo:margin-left="0in" fo:margin-right="0in" fo:text-align="justify" style:justify-single-word="false" fo:orphans="2" fo:widows="2" fo:text-indent="0in" style:auto-text-indent="false"/>
    </style:style>
    <style:style style:name="P46" style:family="paragraph" style:parent-style-name="Heading_20_1">
      <style:paragraph-properties fo:orphans="2" fo:widows="2"/>
      <style:text-properties fo:font-variant="normal" fo:text-transform="none" fo:color="#202020" loext:opacity="100%" style:font-name="courier" fo:font-size="12pt" fo:letter-spacing="normal" fo:font-style="normal" fo:font-weight="normal"/>
    </style:style>
    <style:style style:name="P47" style:family="paragraph" style:parent-style-name="List_20_Contents">
      <style:paragraph-properties fo:margin-top="0in" fo:margin-bottom="0.1965in" style:contextual-spacing="false" fo:orphans="2" fo:widows="2"/>
    </style:style>
    <style:style style:name="P48" style:family="paragraph" style:parent-style-name="List_20_Heading">
      <style:paragraph-properties fo:margin-left="0in" fo:margin-right="0in" fo:orphans="2" fo:widows="2" fo:text-indent="0in" style:auto-text-indent="false"/>
      <style:text-properties fo:font-variant="normal" fo:text-transform="none" fo:color="#202020" loext:opacity="100%" style:font-name="Arial" fo:font-size="12pt" fo:letter-spacing="normal" fo:font-style="normal" fo:font-weight="bold"/>
    </style:style>
    <style:style style:name="P49" style:family="paragraph" style:parent-style-name="Preformatted_20_Text">
      <style:paragraph-properties fo:margin-top="0in" fo:margin-bottom="0.1965in" style:contextual-spacing="false" fo:orphans="2" fo:widows="2"/>
      <style:text-properties fo:font-variant="normal" fo:text-transform="none" fo:color="#202020" loext:opacity="100%" fo:font-size="12pt" fo:letter-spacing="normal" fo:font-style="normal" fo:font-weight="bold" officeooo:paragraph-rsid="001300ee"/>
    </style:style>
    <style:style style:name="P50" style:family="paragraph" style:parent-style-name="Preformatted_20_Text">
      <loext:graphic-properties draw:fill="solid" draw:fill-color="#f3f3f3" draw:opacity="100%"/>
      <style:paragraph-properties fo:line-height="140%" fo:orphans="2" fo:widows="2" fo:background-color="#f3f3f3" fo:padding-left="0.0193in" fo:padding-right="0.0193in" fo:padding-top="0in" fo:padding-bottom="0in" fo:border-left="0.06pt solid #c0c0c0" fo:border-right="0.06pt solid #c0c0c0" fo:border-top="none" fo:border-bottom="none"/>
      <style:text-properties fo:font-variant="normal" fo:text-transform="none" fo:color="#202020" loext:opacity="100%" fo:font-size="12pt" fo:letter-spacing="normal" fo:font-style="normal" fo:font-weight="bold"/>
    </style:style>
    <style:style style:name="P51" style:family="paragraph" style:parent-style-name="Preformatted_20_Text">
      <style:paragraph-properties fo:orphans="2" fo:widows="2"/>
      <style:text-properties fo:font-variant="normal" fo:text-transform="none" fo:color="#202020" loext:opacity="100%" style:font-name="courier" fo:font-size="12pt" fo:letter-spacing="normal" fo:font-style="normal" fo:font-weight="normal"/>
    </style:style>
    <style:style style:name="P52" style:family="paragraph" style:parent-style-name="Preformatted_20_Text">
      <loext:graphic-properties draw:fill="solid" draw:fill-color="#f3f3f3" draw:opacity="100%"/>
      <style:paragraph-properties fo:margin-top="0in" fo:margin-bottom="0.1965in" style:contextual-spacing="false" fo:line-height="140%" fo:orphans="2" fo:widows="2" fo:background-color="#f3f3f3" fo:padding-left="0.0193in" fo:padding-right="0.0193in" fo:padding-top="0in" fo:padding-bottom="0in" fo:border-left="0.06pt solid #c0c0c0" fo:border-right="0.06pt solid #c0c0c0" fo:border-top="none" fo:border-bottom="none"/>
      <style:text-properties fo:font-variant="normal" fo:text-transform="none" fo:color="#202020" loext:opacity="100%" style:font-name="courier" fo:font-size="12pt" fo:letter-spacing="normal" fo:font-style="normal" fo:font-weight="bold"/>
    </style:style>
    <style:style style:name="P53" style:family="paragraph" style:parent-style-name="Preformatted_20_Text">
      <style:paragraph-properties fo:margin-left="0in" fo:margin-right="0in" fo:orphans="2" fo:widows="2" fo:text-indent="0in" style:auto-text-indent="false"/>
      <style:text-properties fo:font-variant="normal" fo:text-transform="none" fo:color="#202020" loext:opacity="100%" fo:letter-spacing="normal"/>
    </style:style>
    <style:style style:name="P54" style:family="paragraph" style:parent-style-name="Preformatted_20_Text">
      <style:paragraph-properties fo:orphans="2" fo:widows="2"/>
      <style:text-properties fo:font-variant="normal" fo:text-transform="none" fo:color="#202020" loext:opacity="100%" fo:letter-spacing="normal"/>
    </style:style>
    <style:style style:name="P55" style:family="paragraph" style:parent-style-name="Preformatted_20_Text">
      <style:paragraph-properties fo:margin-top="0in" fo:margin-bottom="0.1965in" style:contextual-spacing="false" fo:orphans="2" fo:widows="2"/>
      <style:text-properties fo:font-variant="normal" fo:text-transform="none" fo:color="#202020" loext:opacity="100%" fo:letter-spacing="normal"/>
    </style:style>
    <style:style style:name="P56" style:family="paragraph" style:parent-style-name="Preformatted_20_Text">
      <loext:graphic-properties draw:fill="solid" draw:fill-color="#f3f3f3" draw:opacity="100%"/>
      <style:paragraph-properties fo:line-height="140%" fo:orphans="2" fo:widows="2" fo:background-color="#f3f3f3" fo:padding-left="0.0193in" fo:padding-right="0.0193in" fo:padding-top="0in" fo:padding-bottom="0in" fo:border-left="0.06pt solid #c0c0c0" fo:border-right="0.06pt solid #c0c0c0" fo:border-top="none" fo:border-bottom="none"/>
      <style:text-properties fo:font-variant="normal" fo:text-transform="none" fo:color="#202020" loext:opacity="100%" fo:letter-spacing="normal"/>
    </style:style>
    <style:style style:name="P57" style:family="paragraph" style:parent-style-name="Preformatted_20_Text">
      <loext:graphic-properties draw:fill="solid" draw:fill-color="#f3f3f3" draw:opacity="100%"/>
      <style:paragraph-properties fo:line-height="140%" fo:orphans="2" fo:widows="2" fo:background-color="#f3f3f3" fo:padding-left="0.0193in" fo:padding-right="0.0193in" fo:padding-top="0in" fo:padding-bottom="0in" fo:border-left="0.06pt solid #c0c0c0" fo:border-right="0.06pt solid #c0c0c0" fo:border-top="none" fo:border-bottom="none"/>
      <style:text-properties fo:font-variant="normal" fo:text-transform="none" fo:color="#008000" loext:opacity="100%" fo:font-size="12pt" fo:letter-spacing="normal" fo:font-style="normal" fo:font-weight="bold"/>
    </style:style>
    <style:style style:name="P58" style:family="paragraph" style:parent-style-name="Preformatted_20_Text">
      <loext:graphic-properties draw:fill="solid" draw:fill-color="#f3f3f3" draw:opacity="100%"/>
      <style:paragraph-properties fo:line-height="140%" fo:orphans="2" fo:widows="2" fo:background-color="#f3f3f3" fo:padding-left="0.0193in" fo:padding-right="0.0193in" fo:padding-top="0in" fo:padding-bottom="0in" fo:border-left="0.06pt solid #c0c0c0" fo:border-right="0.06pt solid #c0c0c0" fo:border-top="none" fo:border-bottom="none"/>
      <style:text-properties fo:font-variant="normal" fo:text-transform="none" fo:color="#008000" loext:opacity="100%" fo:letter-spacing="normal"/>
    </style:style>
    <style:style style:name="P59" style:family="paragraph" style:parent-style-name="Preformatted_20_Text">
      <loext:graphic-properties draw:fill="solid" draw:fill-color="#f3f3f3" draw:opacity="100%"/>
      <style:paragraph-properties fo:line-height="140%" fo:orphans="2" fo:widows="2" fo:background-color="#f3f3f3" fo:padding-left="0.0193in" fo:padding-right="0.0193in" fo:padding-top="0in" fo:padding-bottom="0in" fo:border-left="0.06pt solid #c0c0c0" fo:border-right="0.06pt solid #c0c0c0" fo:border-top="none" fo:border-bottom="none"/>
      <style:text-properties fo:color="#202020" loext:opacity="100%"/>
    </style:style>
    <style:style style:name="P60" style:family="paragraph" style:parent-style-name="Preformatted_20_Text">
      <style:paragraph-properties fo:orphans="2" fo:widows="2"/>
    </style:style>
    <style:style style:name="P61" style:family="paragraph" style:parent-style-name="Preformatted_20_Text">
      <loext:graphic-properties draw:fill="solid" draw:fill-color="#f3f3f3" draw:opacity="100%"/>
      <style:paragraph-properties fo:margin-left="0in" fo:margin-right="0in" fo:line-height="140%" fo:orphans="2" fo:widows="2" fo:text-indent="0in" style:auto-text-indent="false" fo:background-color="#f3f3f3" fo:padding-left="0.0193in" fo:padding-right="0.0193in" fo:padding-top="0in" fo:padding-bottom="0in" fo:border-left="0.06pt solid #c0c0c0" fo:border-right="0.06pt solid #c0c0c0" fo:border-top="none" fo:border-bottom="none"/>
    </style:style>
    <style:style style:name="P62" style:family="paragraph" style:parent-style-name="Preformatted_20_Text">
      <loext:graphic-properties draw:fill="solid" draw:fill-color="#f3f3f3" draw:opacity="100%"/>
      <style:paragraph-properties fo:line-height="140%" fo:orphans="2" fo:widows="2" fo:background-color="#f3f3f3" fo:padding-left="0.0193in" fo:padding-right="0.0193in" fo:padding-top="0in" fo:padding-bottom="0in" fo:border-left="0.06pt solid #c0c0c0" fo:border-right="0.06pt solid #c0c0c0" fo:border-top="none" fo:border-bottom="none"/>
    </style:style>
    <style:style style:name="P63" style:family="paragraph" style:parent-style-name="Table_20_Contents">
      <style:paragraph-properties fo:margin-top="0in" fo:margin-bottom="0.1965in" style:contextual-spacing="false"/>
    </style:style>
    <style:style style:name="P64" style:family="paragraph" style:parent-style-name="Text_20_body" style:list-style-name="L1">
      <style:paragraph-properties fo:margin-top="0in" fo:margin-bottom="0in" style:contextual-spacing="false" fo:text-align="justify" style:justify-single-word="false" fo:orphans="2" fo:widows="2"/>
    </style:style>
    <style:style style:name="P65" style:family="paragraph" style:parent-style-name="Text_20_body" style:list-style-name="L1">
      <style:paragraph-properties fo:text-align="justify" style:justify-single-word="false" fo:orphans="2" fo:widows="2"/>
      <style:text-properties fo:font-variant="normal" fo:text-transform="none" fo:color="#202020" loext:opacity="100%" style:font-name="Arial" fo:font-size="12pt" fo:letter-spacing="normal" fo:font-style="normal" fo:font-weight="normal"/>
    </style:style>
    <style:style style:name="P66" style:family="paragraph" style:parent-style-name="Text_20_body">
      <style:paragraph-properties fo:margin-left="0in" fo:margin-right="0in" fo:orphans="2" fo:widows="2" fo:text-indent="0in" style:auto-text-indent="false"/>
      <style:text-properties fo:font-variant="normal" fo:text-transform="none" fo:color="#202020" loext:opacity="100%" style:font-name="Arial" fo:font-size="12pt" fo:letter-spacing="normal" fo:font-style="normal" fo:font-weight="normal"/>
    </style:style>
    <style:style style:name="P67" style:family="paragraph" style:parent-style-name="Text_20_body">
      <style:paragraph-properties fo:margin-left="0in" fo:margin-right="0in" fo:orphans="2" fo:widows="2" fo:text-indent="0in" style:auto-text-indent="false"/>
      <style:text-properties fo:font-variant="normal" fo:text-transform="none" fo:color="#202020" loext:opacity="100%" style:font-name="courier" fo:font-size="12pt" fo:letter-spacing="normal" fo:font-style="normal" fo:font-weight="normal"/>
    </style:style>
    <style:style style:name="P68" style:family="paragraph" style:parent-style-name="Text_20_body">
      <style:paragraph-properties fo:margin-left="0in" fo:margin-right="0in" fo:orphans="2" fo:widows="2" fo:text-indent="0in" style:auto-text-indent="false"/>
    </style:style>
    <style:style style:name="T1" style:family="text">
      <style:text-properties fo:font-variant="normal" fo:text-transform="none" fo:color="#1a3065" loext:opacity="100%" style:font-name="Arial" fo:font-size="22.5pt" fo:letter-spacing="normal" fo:font-style="normal" fo:font-weight="normal"/>
    </style:style>
    <style:style style:name="T2" style:family="text">
      <style:text-properties fo:font-variant="normal" fo:text-transform="none" fo:color="#1a3065" loext:opacity="100%" style:font-name="Arial" fo:font-size="13.5pt" fo:letter-spacing="normal" fo:font-style="normal" fo:font-weight="normal"/>
    </style:style>
    <style:style style:name="T3" style:family="text">
      <style:text-properties fo:font-variant="normal" fo:text-transform="none" fo:color="#1a3065" loext:opacity="100%" style:font-name="arial1" fo:font-size="22.5pt" fo:letter-spacing="normal" fo:font-style="normal" fo:font-weight="normal"/>
    </style:style>
    <style:style style:name="T4" style:family="text">
      <style:text-properties fo:font-variant="normal" fo:text-transform="none" fo:color="#1a3065" loext:opacity="100%" style:font-name="arial1" fo:font-size="13.5pt" fo:letter-spacing="normal" fo:font-style="normal" fo:font-weight="normal"/>
    </style:style>
    <style:style style:name="T5" style:family="text">
      <style:text-properties fo:font-variant="normal" fo:text-transform="none" fo:color="#0000ee" loext:opacity="100%" style:text-line-through-style="none" style:text-line-through-type="none" style:font-name="Arial" fo:font-size="13.5pt" fo:letter-spacing="normal" fo:font-style="normal" style:text-underline-style="none" fo:font-weight="bold" style:text-blinking="false"/>
    </style:style>
    <style:style style:name="T6" style:family="text">
      <style:text-properties fo:font-variant="normal" fo:text-transform="none" fo:color="#0000ee" loext:opacity="100%" style:text-line-through-style="none" style:text-line-through-type="none" style:font-name="Arial" fo:font-size="13.5pt" fo:letter-spacing="normal" fo:font-style="normal" style:text-underline-style="none" style:text-blinking="false"/>
    </style:style>
    <style:style style:name="T7" style:family="text">
      <style:text-properties fo:font-variant="normal" fo:text-transform="none" fo:color="#0000ee" loext:opacity="100%" style:text-line-through-style="none" style:text-line-through-type="none" style:font-name="Arial" fo:font-size="12pt" fo:letter-spacing="normal" fo:font-style="normal" style:text-underline-style="none" fo:font-weight="normal" style:text-blinking="false"/>
    </style:style>
    <style:style style:name="T8" style:family="text">
      <style:text-properties fo:font-variant="normal" fo:text-transform="none" fo:color="#0000ee" loext:opacity="100%" style:text-line-through-style="none" style:text-line-through-type="none" style:font-name="Arial" fo:font-size="10.5pt" fo:letter-spacing="normal" fo:font-style="normal" style:text-underline-style="none" fo:font-weight="normal" style:text-blinking="false"/>
    </style:style>
    <style:style style:name="T9" style:family="text">
      <style:text-properties fo:font-variant="normal" fo:text-transform="none" fo:color="#0000ee" loext:opacity="100%" style:text-line-through-style="none" style:text-line-through-type="none" fo:font-size="12pt" fo:letter-spacing="normal" fo:font-style="normal" style:text-underline-style="none" fo:font-weight="normal" style:text-blinking="false" fo:background-color="transparent" loext:char-shading-value="0"/>
    </style:style>
    <style:style style:name="T10" style:family="text">
      <style:text-properties fo:font-variant="normal" fo:text-transform="none" fo:color="#0000ee" loext:opacity="100%" style:text-line-through-style="none" style:text-line-through-type="none" style:font-name="arial1" fo:font-size="13.5pt" fo:letter-spacing="normal" fo:font-style="normal" style:text-underline-style="none" fo:font-weight="bold" style:text-blinking="false"/>
    </style:style>
    <style:style style:name="T11" style:family="text">
      <style:text-properties fo:font-variant="normal" fo:text-transform="none" fo:color="#0000ee" loext:opacity="100%" style:text-line-through-style="none" style:text-line-through-type="none" style:font-name="arial1" fo:font-size="12pt" fo:letter-spacing="normal" fo:font-style="normal" style:text-underline-style="none" fo:font-weight="normal" style:text-blinking="false"/>
    </style:style>
    <style:style style:name="T12" style:family="text">
      <style:text-properties fo:font-variant="normal" fo:text-transform="none" fo:color="#202020" loext:opacity="100%" style:font-name="Arial" fo:font-size="12pt" fo:letter-spacing="normal" fo:font-style="normal" fo:font-weight="normal"/>
    </style:style>
    <style:style style:name="T13" style:family="text">
      <style:text-properties fo:font-variant="normal" fo:text-transform="none" fo:color="#202020" loext:opacity="100%" style:font-name="Arial" fo:font-size="10.5pt" fo:letter-spacing="normal" fo:font-style="normal" fo:font-weight="normal"/>
    </style:style>
    <style:style style:name="T14" style:family="text">
      <style:text-properties fo:font-variant="normal" fo:text-transform="none" fo:color="#202020" loext:opacity="100%" fo:font-size="12pt" fo:letter-spacing="normal" fo:font-style="normal" fo:font-weight="normal"/>
    </style:style>
    <style:style style:name="T15" style:family="text">
      <style:text-properties fo:font-variant="normal" fo:text-transform="none" fo:color="#202020" loext:opacity="100%" fo:font-size="12pt" fo:letter-spacing="normal" fo:font-style="normal" fo:font-weight="normal" fo:background-color="transparent" loext:char-shading-value="0"/>
    </style:style>
    <style:style style:name="T16" style:family="text">
      <style:text-properties fo:font-variant="normal" fo:text-transform="none" fo:color="#202020" loext:opacity="100%" fo:letter-spacing="normal" fo:background-color="transparent" loext:char-shading-value="0"/>
    </style:style>
    <style:style style:name="T17" style:family="text">
      <style:text-properties fo:font-variant="normal" fo:text-transform="none" fo:color="#202020" loext:opacity="100%" style:font-name="courier" fo:font-size="12pt" fo:letter-spacing="normal" fo:font-style="normal" fo:font-weight="normal"/>
    </style:style>
    <style:style style:name="T18" style:family="text">
      <style:text-properties fo:font-variant="normal" fo:text-transform="none" fo:color="#202020" loext:opacity="100%" style:font-name="arial1" fo:font-size="12pt" fo:letter-spacing="normal" fo:font-style="normal" fo:font-weight="normal"/>
    </style:style>
    <style:style style:name="T19" style:family="text">
      <style:text-properties fo:font-weight="bold"/>
    </style:style>
    <style:style style:name="T20" style:family="text">
      <style:text-properties fo:color="#1a3065" loext:opacity="100%" fo:font-size="22.5pt"/>
    </style:style>
    <style:style style:name="T21" style:family="text">
      <style:text-properties fo:color="#1a3065" loext:opacity="100%" fo:font-size="13.5pt"/>
    </style:style>
    <style:style style:name="T22" style:family="text">
      <style:text-properties fo:color="#1a3065" loext:opacity="100%" style:font-name="Arial" fo:font-size="22.5pt"/>
    </style:style>
    <style:style style:name="T23" style:family="text">
      <style:text-properties fo:color="#1a3065" loext:opacity="100%" style:font-name="Arial" fo:font-size="13.5pt"/>
    </style:style>
    <style:style style:name="T24" style:family="text">
      <style:text-properties fo:color="#0000ee" loext:opacity="100%" style:text-line-through-style="none" style:text-line-through-type="none" style:text-underline-style="none" style:text-blinking="false"/>
    </style:style>
    <style:style style:name="T25" style:family="text">
      <style:text-properties fo:color="#0000ee" loext:opacity="100%" style:text-line-through-style="none" style:text-line-through-type="none" style:font-name="arial" style:text-underline-style="none" style:text-blinking="false"/>
    </style:style>
    <style:style style:name="T26" style:family="text">
      <style:text-properties fo:color="#0000ee" loext:opacity="100%" style:text-line-through-style="none" style:text-line-through-type="none" fo:font-size="13.5pt" style:text-underline-style="none" fo:font-weight="bold" style:text-blinking="false"/>
    </style:style>
    <style:style style:name="T27" style:family="text">
      <style:text-properties fo:color="#0000ee" loext:opacity="100%" style:text-line-through-style="none" style:text-line-through-type="none" style:font-name="Arial" fo:font-size="13.5pt" style:text-underline-style="none" fo:font-weight="bold" style:text-blinking="false"/>
    </style:style>
    <style:style style:name="T28" style:family="text">
      <style:text-properties style:font-name="courier" fo:font-size="12pt" fo:font-style="normal" fo:font-weight="bold"/>
    </style:style>
    <style:style style:name="T29" style:family="text">
      <style:text-properties style:font-name="courier" fo:font-size="12pt" fo:font-style="normal" fo:font-weight="normal"/>
    </style:style>
    <style:style style:name="T30" style:family="text">
      <style:text-properties fo:font-size="12pt" fo:font-style="normal" fo:font-weight="normal"/>
    </style:style>
    <style:style style:name="T31" style:family="text">
      <style:text-properties fo:font-size="12pt" fo:font-style="normal" fo:font-weight="bold"/>
    </style:style>
    <style:style style:name="T32" style:family="text">
      <style:text-properties style:font-name="arial"/>
    </style:style>
    <style:style style:name="T33" style:family="text">
      <style:text-properties fo:color="#008000" loext:opacity="100%" fo:font-size="12pt" fo:font-style="normal" fo:font-weight="normal"/>
    </style:style>
    <style:style style:name="T34" style:family="text">
      <style:text-properties fo:color="#008000" loext:opacity="100%" fo:font-size="12pt" fo:font-style="normal" fo:font-weight="bold"/>
    </style:style>
    <style:style style:name="T35" style:family="text">
      <style:text-properties fo:color="#ffffff" loext:opacity="100%" style:text-line-through-style="none" style:text-line-through-type="none" style:text-underline-style="none" fo:font-weight="bold" style:text-blinking="false"/>
    </style:style>
    <style:style style:name="T36" style:family="text">
      <style:text-properties fo:color="#ffffff" loext:opacity="100%" style:text-line-through-style="none" style:text-line-through-type="none" style:text-underline-style="none" style:text-blinking="false"/>
    </style:style>
    <style:style style:name="T37" style:family="text">
      <style:text-properties fo:color="#d4d4d4" loext:opacity="100%" fo:font-size="12pt" fo:font-style="normal" fo:font-weight="bold" fo:background-color="#1e1e1e" loext:char-shading-value="0"/>
    </style:style>
    <style:style style:name="T38" style:family="text">
      <style:text-properties fo:color="#d4d4d4" loext:opacity="100%" style:font-name="Consolas1" fo:font-size="10.5pt" fo:font-style="normal" fo:font-weight="normal" fo:background-color="#1e1e1e" loext:char-shading-value="0"/>
    </style:style>
    <style:style style:name="T39" style:family="text">
      <style:text-properties fo:color="#d4d4d4" loext:opacity="100%" style:font-name="Consolas1" fo:font-size="12pt" fo:font-style="normal" fo:font-weight="bold" fo:background-color="#1e1e1e" loext:char-shading-value="0"/>
    </style:style>
    <style:style style:name="T40" style:family="text">
      <style:text-properties fo:color="#569cd6" loext:opacity="100%" style:font-name="Consolas1" fo:font-size="10.5pt" fo:font-style="normal" fo:font-weight="normal" fo:background-color="#1e1e1e" loext:char-shading-value="0"/>
    </style:style>
    <style:style style:name="T41" style:family="text"/>
    <text:list-style style:name="L1">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xTimerCreate<text:line-break/></text:span><text:span text:style-name="T2">[</text:span><text:a xlink:type="simple" xlink:href="https://www.freertos.org/FreeRTOS-Software-Timer-API-Functions.html" text:style-name="Internet_20_link" text:visited-style-name="Visited_20_Internet_20_Link"><text:span text:style-name="T6">Timer API</text:span></text:a><text:span text:style-name="T2">]</text:span></text:h>
      <text:p text:style-name="P7">timers.h</text:p>
      <text:p text:style-name="P17"><text:s/><text:span text:style-name="T28">TimerHandle_t xTimerCreate</text:span></text:p>
      <text:p text:style-name="P17"><text:s text:c="17"/><text:span text:style-name="T28">( const char * const pcTimerName,</text:span></text:p>
      <text:p text:style-name="P17"><text:s text:c="19"/><text:span text:style-name="T28">const TickType_t xTimerPeriod,</text:span></text:p>
      <text:p text:style-name="P17"><text:s text:c="19"/><text:span text:style-name="T28">const UBaseType_t uxAutoReload,</text:span></text:p>
      <text:p text:style-name="P17"><text:s text:c="19"/><text:span text:style-name="T28">void * const pvTimerID,</text:span></text:p>
      <text:p text:style-name="P18"><text:s text:c="19"/><text:span text:style-name="T28">TimerCallbackFunction_t pxCallbackFunction );</text:span></text:p>
      <text:p text:style-name="P45"><text:span text:style-name="T12">Creates a new </text:span><text:a xlink:type="simple" xlink:href="https://www.freertos.org/RTOS-software-timer.html" text:style-name="Internet_20_link" text:visited-style-name="Visited_20_Internet_20_Link"><text:span text:style-name="T7">software timer</text:span></text:a><text:span text:style-name="T12"> instance and returns a handle by which the timer can be referenced.</text:span></text:p>
      <text:p text:style-name="P3">For this RTOS API function to be available:</text:p>
      <text:list text:style-name="L1">
        <text:list-item>
          <text:p text:style-name="P64"><text:span text:style-name="T12">configUSE_TIMERS and </text:span><text:a xlink:type="simple" xlink:href="https://www.freertos.org/a00110.html#configSUPPORT_DYNAMIC_ALLOCATION" text:style-name="Internet_20_link" text:visited-style-name="Visited_20_Internet_20_Link"><text:span text:style-name="T7">configSUPPORT_DYNAMIC_ALLOCATION</text:span></text:a><text:span text:style-name="T12"> must both be set to 1 in FreeRTOSConfig.h (configSUPPORT_DYNAMIC_ALLOCATION can also be left undefined, in which case it will default to 1).</text:span></text:p>
        </text:list-item>
        <text:list-item>
          <text:p text:style-name="P65">The FreeRTOS/Source/timers.c C source file must be included in the build.</text:p>
        </text:list-item>
      </text:list>
      <text:p text:style-name="P45"><text:span text:style-name="T12">Each software timer requires a small amount of RAM that is used to hold the timer's state. If a timer is created using xTimerCreate() then this RAM is automatically allocated from the </text:span><text:a xlink:type="simple" xlink:href="https://www.freertos.org/a00111.html" text:style-name="Internet_20_link" text:visited-style-name="Visited_20_Internet_20_Link"><text:span text:style-name="T7">FreeRTOS heap</text:span></text:a><text:span text:style-name="T12">. If a software timer is created using </text:span><text:a xlink:type="simple" xlink:href="https://www.freertos.org/xTimerCreateStatic.html" text:style-name="Internet_20_link" text:visited-style-name="Visited_20_Internet_20_Link"><text:span text:style-name="T7">xTimerCreateStatic()</text:span></text:a><text:span text:style-name="T12"> then the RAM is provided by the application writer, which requires an additional parameter, but allows the RAM to be statically allocated at compile time. See the </text:span><text:a xlink:type="simple" xlink:href="https://www.freertos.org/Static_Vs_Dynamic_Memory_Allocation.html" text:style-name="Internet_20_link" text:visited-style-name="Visited_20_Internet_20_Link"><text:span text:style-name="T7">Static Vs Dynamic allocation</text:span></text:a><text:span text:style-name="T12"> page for more information.</text:span></text:p>
      <text:p text:style-name="P34"><text:span text:style-name="T12">Timers are created in the dormant state. The </text:span><text:a xlink:type="simple" xlink:href="https://www.freertos.org/FreeRTOS-timers-xTimerStart.html" text:style-name="Internet_20_link" text:visited-style-name="Visited_20_Internet_20_Link"><text:span text:style-name="T7">xTimerStart()</text:span></text:a><text:span text:style-name="T12">, </text:span><text:a xlink:type="simple" xlink:href="https://www.freertos.org/FreeRTOS-timers-xTimerReset.html" text:style-name="Internet_20_link" text:visited-style-name="Visited_20_Internet_20_Link"><text:span text:style-name="T7">xTimerReset()</text:span></text:a><text:span text:style-name="T12">, </text:span><text:a xlink:type="simple" xlink:href="https://www.freertos.org/FreeRTOS-timers-xTimerStartFromISR.html" text:style-name="Internet_20_link" text:visited-style-name="Visited_20_Internet_20_Link"><text:span text:style-name="T7">xTimerStartFromISR()</text:span></text:a><text:span text:style-name="T12">, </text:span><text:a xlink:type="simple" xlink:href="https://www.freertos.org/FreeRTOS-timers-xTimerResetFromISR.html" text:style-name="Internet_20_link" text:visited-style-name="Visited_20_Internet_20_Link"><text:span text:style-name="T7">xTimerResetFromISR()</text:span></text:a><text:span text:style-name="T12">, </text:span><text:a xlink:type="simple" xlink:href="https://www.freertos.org/FreeRTOS-timers-xTimerChangePeriod.html" text:style-name="Internet_20_link" text:visited-style-name="Visited_20_Internet_20_Link"><text:span text:style-name="T7">xTimerChangePeriod()</text:span></text:a><text:span text:style-name="T12"> and </text:span><text:a xlink:type="simple" xlink:href="https://www.freertos.org/FreeRTOS-timers-xTimerChangePeriodFromISR.html" text:style-name="Internet_20_link" text:visited-style-name="Visited_20_Internet_20_Link"><text:span text:style-name="T7">xTimerChangePeriodFromISR()</text:span></text:a><text:span text:style-name="T12"> API functions can all be used to transition a timer into the active state.</text:span></text:p>
      <text:p text:style-name="P9">Parameters:</text:p>
      <table:table table:name="Table1" table:style-name="Table1">
        <table:table-column table:style-name="Table1.A"/>
        <table:table-column table:style-name="Table1.B"/>
        <table:table-row>
          <table:table-cell office:value-type="string">
            <text:p text:style-name="Table_20_Contents"><text:span text:style-name="Emphasis"><text:span text:style-name="T32">pcTimerName </text:span></text:span><text:s/></text:p>
          </table:table-cell>
          <table:table-cell table:style-name="Table1.B1" office:value-type="string">
            <text:p text:style-name="P42">A human readable text name that is assigned to the timer. This is done purely to assist debugging. The RTOS kernel itself only ever references a timer by its handle, and never by its name.</text:p>
          </table:table-cell>
        </table:table-row>
        <table:table-row>
          <table:table-cell office:value-type="string">
            <text:p text:style-name="Table_20_Contents"><text:span text:style-name="Emphasis"><text:span text:style-name="T32">xTimerPeriod </text:span></text:span><text:span text:style-name="T32"><text:s/></text:span></text:p>
          </table:table-cell>
          <table:table-cell table:style-name="Table1.B1" office:value-type="string">
            <text:p text:style-name="Table_20_Contents"><text:span text:style-name="T32">The period of the timer. The period is specified in ticks, and the macro pdMS_TO_TICKS() can be used to convert a time specified in milliseconds to a time specified in ticks. For example, if the timer must expire after 100 ticks, then simply set xTimerPeriod to 100. Alternatively, if the timer must expire after 500ms, then set xTimerPeriod to pdMS_TO_TICKS( 500 ). pdMS_TO_TICKS() can only be used if </text:span><text:a xlink:type="simple" xlink:href="https://www.freertos.org/a00110.html#configTICK_RATE_HZ" text:style-name="Internet_20_link" text:visited-style-name="Visited_20_Internet_20_Link"><text:span text:style-name="T25">configTICK_RATE_HZ</text:span></text:a><text:span text:style-name="T32"> is less than or equal to 1000. The timer period must be greater than 0.</text:span></text:p>
          </table:table-cell>
        </table:table-row>
        <table:table-row>
          <table:table-cell office:value-type="string">
            <text:p text:style-name="Table_20_Contents"><text:span text:style-name="Emphasis"><text:span text:style-name="T32">uxAutoReload </text:span></text:span><text:span text:style-name="T32"><text:s/></text:span></text:p>
          </table:table-cell>
          <table:table-cell table:style-name="Table1.B1" office:value-type="string">
            <text:p text:style-name="P42">If uxAutoReload is set to pdTRUE, then the timer will expire repeatedly with a frequency set by the xTimerPeriod parameter. If <text:soft-page-break/>uxAutoReload is set to pdFALSE, then the timer will be a one-shot and enter the dormant state after it expires.</text:p>
          </table:table-cell>
        </table:table-row>
        <table:table-row>
          <table:table-cell office:value-type="string">
            <text:p text:style-name="Table_20_Contents"><text:span text:style-name="Emphasis"><text:span text:style-name="T32">pvTimerID </text:span></text:span><text:span text:style-name="T32"><text:s/></text:span></text:p>
          </table:table-cell>
          <table:table-cell table:style-name="Table1.B1" office:value-type="string">
            <text:p text:style-name="Table_20_Contents"><text:span text:style-name="T32">An identifier that is assigned to the timer being created. Typically this would be used in the timer callback function to identify which timer expired when the same callback function is assigned to more than one timer, or together with the </text:span><text:a xlink:type="simple" xlink:href="https://www.freertos.org/FreeRTOS-timers-vTimerSetTimerID.html" text:style-name="Internet_20_link" text:visited-style-name="Visited_20_Internet_20_Link"><text:span text:style-name="T25">vTimerSetTimerID()</text:span></text:a><text:span text:style-name="T32"> and </text:span><text:a xlink:type="simple" xlink:href="https://www.freertos.org/FreeRTOS-timers-pvTimerGetTimerID.html" text:style-name="Internet_20_link" text:visited-style-name="Visited_20_Internet_20_Link"><text:span text:style-name="T25">pvTimerGetTimerID()</text:span></text:a><text:span text:style-name="T32"> API functions to save a value between calls to the timer's callback function.</text:span></text:p>
          </table:table-cell>
        </table:table-row>
        <table:table-row>
          <table:table-cell office:value-type="string">
            <text:p text:style-name="Table_20_Contents"><text:span text:style-name="Emphasis"><text:span text:style-name="T32">pxCallbackFunction </text:span></text:span><text:span text:style-name="T32"><text:s/></text:span></text:p>
          </table:table-cell>
          <table:table-cell table:style-name="Table1.B1" office:value-type="string">
            <text:p text:style-name="P43">The function to call when the timer expires. Callback functions must have the prototype defined by TimerCallbackFunction_t, which is: .</text:p>
            <text:p text:style-name="P40">void vCallbackFunction( TimerHandle_t xTimer );</text:p>
          </table:table-cell>
        </table:table-row>
      </table:table>
      <text:p text:style-name="P9">Returns:</text:p>
      <text:p text:style-name="P5">If the timer is created successfully then a handle to the newly created timer is returned. If the timer cannot be created because there is insufficient FreeRTOS heap remaining to allocate the timer structures then NULL is returned.</text:p>
      <text:p text:style-name="P8"><text:line-break/><text:span text:style-name="T19">Example usage:</text:span></text:p>
      <table:table table:name="Table2" table:style-name="Table2">
        <table:table-column table:style-name="Table2.A"/>
        <table:table-row>
          <table:table-cell table:style-name="Table2.A1" office:value-type="string">
            <text:p text:style-name="P21"><text:s/><text:span text:style-name="T30">#define NUM_TIMERS 5</text:span></text:p>
            <text:p text:style-name="P41"/>
            <text:p text:style-name="P22"><text:s/><text:span text:style-name="T33">/* An array to hold handles to the created timers. */</text:span></text:p>
            <text:p text:style-name="P22"><text:s/><text:span text:style-name="T30">TimerHandle_t xTimers[ NUM_TIMERS ];</text:span></text:p>
            <text:p text:style-name="P41"/>
            <text:p text:style-name="P22"><text:s/><text:span text:style-name="T33">/* Define a callback function that will be used by multiple timer</text:span></text:p>
            <text:p text:style-name="P28"><text:s/><text:span text:style-name="T30">instances. <text:s/>The callback function does nothing but count the number</text:span></text:p>
            <text:p text:style-name="P28"><text:s/><text:span text:style-name="T30">of times the associated timer expires, and stop the timer once the</text:span></text:p>
            <text:p text:style-name="P28"><text:s/><text:span text:style-name="T30">timer has expired 10 times. <text:s/>The count is saved as the ID of the</text:span></text:p>
            <text:p text:style-name="P28"><text:s/><text:span text:style-name="T30">timer. */</text:span></text:p>
            <text:p text:style-name="P22"><text:s/><text:span text:style-name="T30">void vTimerCallback( TimerHandle_t xTimer )</text:span></text:p>
            <text:p text:style-name="P22"><text:s/><text:span text:style-name="T30">{</text:span></text:p>
            <text:p text:style-name="P22"><text:s/><text:span text:style-name="T30">const uint32_t ulMaxExpiryCountBeforeStopping = 10;</text:span></text:p>
            <text:p text:style-name="P22"><text:s/><text:span text:style-name="T30">uint32_t ulCount;</text:span></text:p>
            <text:p text:style-name="P41"/>
            <text:p text:style-name="P22"><text:s text:c="4"/><text:span text:style-name="T33">/* Optionally do something if the pxTimer parameter is NULL. */</text:span></text:p>
            <text:p text:style-name="P22"><text:s text:c="4"/><text:span text:style-name="T30">configASSERT( xTimer );</text:span></text:p>
            <text:p text:style-name="P41"/>
            <text:p text:style-name="P22"><text:s text:c="4"/><text:span text:style-name="T33">/* The number of times this timer has expired is saved as the</text:span></text:p>
            <text:p text:style-name="P28"><text:s text:c="4"/><text:span text:style-name="T30">timer's ID. <text:s/>Obtain the count. */</text:span></text:p>
            <text:p text:style-name="P37"><text:span text:style-name="T16"><text:s text:c="4"/></text:span><text:span text:style-name="T15">ulCount = ( uint32_t ) </text:span><text:a xlink:type="simple" xlink:href="https://www.freertos.org/FreeRTOS-timers-pvTimerGetTimerID.html" text:style-name="Internet_20_link" text:visited-style-name="Visited_20_Internet_20_Link"><text:span text:style-name="T9">pvTimerGetTimerID</text:span></text:a><text:span text:style-name="T15">( xTimer );</text:span></text:p>
            <text:p text:style-name="P41"/>
            <text:p text:style-name="P22"><text:s text:c="4"/><text:span text:style-name="T33">/* Increment the count, then test to see if the timer has expired</text:span></text:p>
            <text:p text:style-name="P28"><text:s text:c="4"/><text:span text:style-name="T30">ulMaxExpiryCountBeforeStopping yet. */</text:span></text:p>
            <text:p text:style-name="P22"><text:s text:c="4"/><text:span text:style-name="T30">ulCount++;</text:span></text:p>
            <text:p text:style-name="P41"/>
            <text:p text:style-name="P22"><text:s text:c="4"/><text:span text:style-name="T33">/* If the timer has expired 10 times then stop it from running. */</text:span></text:p>
            <text:p text:style-name="P22"><text:s text:c="4"/><text:span text:style-name="T30">if( ulCount &gt;= ulMaxExpiryCountBeforeStopping )</text:span></text:p>
            <text:p text:style-name="P22"><text:soft-page-break/><text:s text:c="4"/><text:span text:style-name="T30">{</text:span></text:p>
            <text:p text:style-name="P22"><text:s text:c="8"/><text:span text:style-name="T33">/* Do not use a block time if calling a timer API function</text:span></text:p>
            <text:p text:style-name="P28"><text:s text:c="8"/><text:span text:style-name="T30">from a timer callback function, as doing so could cause a</text:span></text:p>
            <text:p text:style-name="P28"><text:s text:c="8"/><text:span text:style-name="T30">deadlock! */</text:span></text:p>
            <text:p text:style-name="P37"><text:span text:style-name="T16"><text:s text:c="8"/></text:span><text:a xlink:type="simple" xlink:href="https://www.freertos.org/FreeRTOS-timers-xTimerStop.html" text:style-name="Internet_20_link" text:visited-style-name="Visited_20_Internet_20_Link"><text:span text:style-name="T9">xTimerStop</text:span></text:a><text:span text:style-name="T15">( xTimer, 0 );</text:span></text:p>
            <text:p text:style-name="P22"><text:s text:c="4"/><text:span text:style-name="T30">}</text:span></text:p>
            <text:p text:style-name="P22"><text:s text:c="4"/><text:span text:style-name="T30">else</text:span></text:p>
            <text:p text:style-name="P22"><text:s text:c="4"/><text:span text:style-name="T30">{</text:span></text:p>
            <text:p text:style-name="P22"><text:s text:c="7"/><text:span text:style-name="T33">/* Store the incremented count back into the timer's ID field</text:span></text:p>
            <text:p text:style-name="P28"><text:s text:c="7"/><text:span text:style-name="T30">so it can be read back again the next time this software timer</text:span></text:p>
            <text:p text:style-name="P28"><text:s text:c="7"/><text:span text:style-name="T30">expires. */</text:span></text:p>
            <text:p text:style-name="P37"><text:span text:style-name="T16"><text:s text:c="7"/></text:span><text:a xlink:type="simple" xlink:href="https://www.freertos.org/FreeRTOS-timers-vTimerSetTimerID.html" text:style-name="Internet_20_link" text:visited-style-name="Visited_20_Internet_20_Link"><text:span text:style-name="T9">vTimerSetTimerID</text:span></text:a><text:span text:style-name="T15">( xTimer, ( void * ) ulCount );</text:span></text:p>
            <text:p text:style-name="P22"><text:s text:c="4"/><text:span text:style-name="T30">}</text:span></text:p>
            <text:p text:style-name="P22"><text:s/><text:span text:style-name="T30">}</text:span></text:p>
            <text:p text:style-name="P41"/>
            <text:p text:style-name="P22"><text:s/><text:span text:style-name="T30">void main( void )</text:span></text:p>
            <text:p text:style-name="P22"><text:s/><text:span text:style-name="T30">{</text:span></text:p>
            <text:p text:style-name="P22"><text:s/><text:span text:style-name="T30">long x;</text:span></text:p>
            <text:p text:style-name="P41"/>
            <text:p text:style-name="P22"><text:s text:c="5"/><text:span text:style-name="T33">/* Create then start some timers. <text:s/>Starting the timers before</text:span></text:p>
            <text:p text:style-name="P28"><text:s text:c="5"/><text:span text:style-name="T30">the RTOS scheduler has been started means the timers will start</text:span></text:p>
            <text:p text:style-name="P28"><text:s text:c="5"/><text:span text:style-name="T30">running immediately that the RTOS scheduler starts. */</text:span></text:p>
            <text:p text:style-name="P22"><text:s text:c="5"/><text:span text:style-name="T30">for( x = 0; x &lt; NUM_TIMERS; x++ )</text:span></text:p>
            <text:p text:style-name="P22"><text:s text:c="5"/><text:span text:style-name="T30">{</text:span></text:p>
            <text:p text:style-name="P22"><text:s text:c="9"/><text:span text:style-name="T30">xTimers[ x ] = xTimerCreate</text:span></text:p>
            <text:p text:style-name="P22"><text:s text:c="19"/><text:span text:style-name="T30">( </text:span><text:span text:style-name="T33">/* Just a text name, not used by the RTOS</text:span></text:p>
            <text:p text:style-name="P28"><text:s text:c="21"/><text:span text:style-name="T30">kernel. */</text:span></text:p>
            <text:p text:style-name="P22"><text:s text:c="21"/><text:span text:style-name="T30">"Timer",</text:span></text:p>
            <text:p text:style-name="P22"><text:s text:c="21"/><text:span text:style-name="T33">/* The timer period in ticks, must be</text:span></text:p>
            <text:p text:style-name="P28"><text:s text:c="21"/><text:span text:style-name="T30">greater than 0. */</text:span></text:p>
            <text:p text:style-name="P22"><text:s text:c="21"/><text:span text:style-name="T30">( 100 * x ) + 100,</text:span></text:p>
            <text:p text:style-name="P22"><text:s text:c="21"/><text:span text:style-name="T33">/* The timers will auto-reload themselves</text:span></text:p>
            <text:p text:style-name="P28"><text:s text:c="21"/><text:span text:style-name="T30">when they expire. */</text:span></text:p>
            <text:p text:style-name="P22"><text:s text:c="21"/><text:span text:style-name="T30">pdTRUE,</text:span></text:p>
            <text:p text:style-name="P22"><text:s text:c="21"/><text:span text:style-name="T33">/* The ID is used to store a count of the</text:span></text:p>
            <text:p text:style-name="P28"><text:s text:c="21"/><text:span text:style-name="T30">number of times the timer has expired, which</text:span></text:p>
            <text:p text:style-name="P28"><text:s text:c="21"/><text:span text:style-name="T30">is initialised to 0. */</text:span></text:p>
            <text:p text:style-name="P22"><text:s text:c="21"/><text:span text:style-name="T30">( void * ) 0,</text:span></text:p>
            <text:p text:style-name="P22"><text:s text:c="21"/><text:span text:style-name="T33">/* Each timer calls the same callback when</text:span></text:p>
            <text:p text:style-name="P28"><text:s text:c="21"/><text:span text:style-name="T30">it expires. */</text:span></text:p>
            <text:p text:style-name="P22"><text:s text:c="21"/><text:span text:style-name="T30">vTimerCallback</text:span></text:p>
            <text:p text:style-name="P22"><text:s text:c="19"/><text:span text:style-name="T30">);</text:span></text:p>
            <text:p text:style-name="P41"/>
            <text:p text:style-name="P22"><text:s text:c="9"/><text:span text:style-name="T30">if( xTimers[ x ] == NULL )</text:span></text:p>
            <text:p text:style-name="P22"><text:s text:c="9"/><text:span text:style-name="T30">{</text:span></text:p>
            <text:p text:style-name="P22"><text:s text:c="13"/><text:span text:style-name="T33">/* The timer was not created. */</text:span></text:p>
            <text:p text:style-name="P22"><text:s text:c="9"/><text:span text:style-name="T30">}</text:span></text:p>
            <text:p text:style-name="P22"><text:s text:c="9"/><text:span text:style-name="T30">else</text:span></text:p>
            <text:p text:style-name="P22"><text:s text:c="9"/><text:span text:style-name="T30">{</text:span></text:p>
            <text:p text:style-name="P22"><text:soft-page-break/><text:s text:c="13"/><text:span text:style-name="T33">/* Start the timer. <text:s/>No block time is specified, and</text:span></text:p>
            <text:p text:style-name="P28"><text:s text:c="13"/><text:span text:style-name="T30">even if one was it would be ignored because the RTOS</text:span></text:p>
            <text:p text:style-name="P28"><text:s text:c="13"/><text:span text:style-name="T30">scheduler has not yet been started. */</text:span></text:p>
            <text:p text:style-name="P37"><text:span text:style-name="T16"><text:s text:c="13"/></text:span><text:span text:style-name="T15">if( </text:span><text:a xlink:type="simple" xlink:href="https://www.freertos.org/FreeRTOS-timers-xTimerStart.html" text:style-name="Internet_20_link" text:visited-style-name="Visited_20_Internet_20_Link"><text:span text:style-name="T9">xTimerStart</text:span></text:a><text:span text:style-name="T15">( xTimers[ x ], 0 ) != pdPASS )</text:span></text:p>
            <text:p text:style-name="P22"><text:s text:c="13"/><text:span text:style-name="T30">{</text:span></text:p>
            <text:p text:style-name="P22"><text:s text:c="17"/><text:span text:style-name="T33">/* The timer could not be set into the Active</text:span></text:p>
            <text:p text:style-name="P28"><text:s text:c="17"/><text:span text:style-name="T30">state. */</text:span></text:p>
            <text:p text:style-name="P22"><text:s text:c="13"/><text:span text:style-name="T30">}</text:span></text:p>
            <text:p text:style-name="P22"><text:s text:c="9"/><text:span text:style-name="T30">}</text:span></text:p>
            <text:p text:style-name="P22"><text:s text:c="5"/><text:span text:style-name="T30">}</text:span></text:p>
            <text:p text:style-name="P41"/>
            <text:p text:style-name="P22"><text:s text:c="5"/><text:span text:style-name="T33">/* ...</text:span></text:p>
            <text:p text:style-name="P28"><text:s text:c="5"/><text:span text:style-name="T30">Create tasks here.</text:span></text:p>
            <text:p text:style-name="P28"><text:s text:c="5"/><text:span text:style-name="T30">... */</text:span></text:p>
            <text:p text:style-name="P41"/>
            <text:p text:style-name="P22"><text:s text:c="5"/><text:span text:style-name="T33">/* Starting the RTOS scheduler will start the timers running</text:span></text:p>
            <text:p text:style-name="P28"><text:s text:c="5"/><text:span text:style-name="T30">as they have already been set into the active state. */</text:span></text:p>
            <text:p text:style-name="P22"><text:s text:c="5"/><text:span text:style-name="T30">vTaskStartScheduler();</text:span></text:p>
            <text:p text:style-name="P41"/>
            <text:p text:style-name="P22"><text:s text:c="5"/><text:span text:style-name="T33">/* Should not reach here. */</text:span></text:p>
            <text:p text:style-name="P22"><text:s text:c="5"/><text:span text:style-name="T30">for( ;; );</text:span></text:p>
            <text:p text:style-name="P38"><text:span text:style-name="T16"><text:s/></text:span><text:span text:style-name="T15">}</text:span></text:p>
          </table:table-cell>
        </table:table-row>
      </table:table>
      <text:p text:style-name="P34"><text:span text:style-name="T17"><text:line-break/></text:span><text:span text:style-name="T1">xTimerStart<text:line-break/></text:span><text:span text:style-name="T2">[</text:span><text:a xlink:type="simple" xlink:href="https://www.freertos.org/FreeRTOS-Software-Timer-API-Functions.html" text:style-name="Internet_20_link" text:visited-style-name="Visited_20_Internet_20_Link"><text:span text:style-name="T5">Timer API</text:span></text:a><text:span text:style-name="T2">]</text:span></text:p>
      <text:p text:style-name="P7">timers.h</text:p>
      <text:p text:style-name="P17"><text:s/><text:span text:style-name="T28">BaseType_t xTimerStart( TimerHandle_t xTimer,</text:span></text:p>
      <text:p text:style-name="P18"><text:s text:c="28"/><text:span text:style-name="T28">TickType_t xBlockTime );</text:span></text:p>
      <text:p text:style-name="P34"><text:a xlink:type="simple" xlink:href="https://www.freertos.org/RTOS-software-timer.html" text:style-name="Internet_20_link" text:visited-style-name="Visited_20_Internet_20_Link"><text:span text:style-name="T7">Software timer</text:span></text:a><text:span text:style-name="T12"> functionality is provided by a timer service/daemon task. Many of the public FreeRTOS timer API functions send commands to the timer service task through a queue called the timer command queue. The timer command queue is private to the RTOS kernel itself and is not directly accessible to application code. The length of the timer command queue is set by the configTIMER_QUEUE_LENGTH configuration constant.</text:span></text:p>
      <text:p text:style-name="P34"><text:span text:style-name="T12">xTimerStart() starts a timer that was previously created using the </text:span><text:a xlink:type="simple" xlink:href="https://www.freertos.org/FreeRTOS-timers-xTimerCreate.html" text:style-name="Internet_20_link" text:visited-style-name="Visited_20_Internet_20_Link"><text:span text:style-name="T7">xTimerCreate()</text:span></text:a><text:span text:style-name="T12"> API function. If the timer had already been started and was already in the active state, then xTimerStart() has equivalent functionality to the </text:span><text:a xlink:type="simple" xlink:href="https://www.freertos.org/FreeRTOS-timers-xTimerReset.html" text:style-name="Internet_20_link" text:visited-style-name="Visited_20_Internet_20_Link"><text:span text:style-name="T7">xTimerReset()</text:span></text:a><text:span text:style-name="T12"> API function.</text:span></text:p>
      <text:p text:style-name="P7">Starting a timer ensures the timer is in the active state. If the timer is not stopped, deleted, or reset in the mean time, the callback function associated with the timer will get called 'n 'ticks after xTimerStart() was called, where 'n' is the timers defined period.</text:p>
      <text:p text:style-name="P7">It is valid to call xTimerStart() before the RTOS scheduler has been started, but when this is done the timer will not actually start until the RTOS scheduler is started, and the timers expiry <text:soft-page-break/>time will be relative to when the RTOS scheduler is started, not relative to when xTimerStart() was called.</text:p>
      <text:p text:style-name="P7">The configUSE_TIMERS configuration constant must be set to 1 for xTimerStart() to be available.</text:p>
      <text:p text:style-name="P9">Parameters:</text:p>
      <table:table table:name="Table3" table:style-name="Table3">
        <table:table-column table:style-name="Table3.A"/>
        <table:table-column table:style-name="Table3.B"/>
        <table:table-row>
          <table:table-cell office:value-type="string">
            <text:p text:style-name="Table_20_Contents"><text:span text:style-name="Emphasis"><text:span text:style-name="T32">xTimer </text:span></text:span><text:s/></text:p>
          </table:table-cell>
          <table:table-cell table:style-name="Table3.B1" office:value-type="string">
            <text:p text:style-name="P42">The handle of the timer being started/restarted.</text:p>
          </table:table-cell>
        </table:table-row>
        <table:table-row>
          <table:table-cell office:value-type="string">
            <text:p text:style-name="Table_20_Contents"><text:span text:style-name="Emphasis"><text:span text:style-name="T32">xBlockTime </text:span></text:span><text:s/></text:p>
          </table:table-cell>
          <table:table-cell table:style-name="Table3.B1" office:value-type="string">
            <text:p text:style-name="P42">Specifies the time, in ticks, that the calling task should be held in the Blocked state to wait for the start command to be successfully sent to the timer command queue, should the queue already be full when xTimerStart() was called. xBlockTime is ignored if xTimerStart() is called before the RTOS scheduler is started.</text:p>
          </table:table-cell>
        </table:table-row>
      </table:table>
      <text:p text:style-name="P9">Returns:</text:p>
      <text:p text:style-name="P4">pdFAIL will be returned if the start command could not be sent to the timer command queue even after xBlockTime ticks had passed. pdPASS will be returned if the command was successfully sent to the timer command queue. When the command is actually processed will depend on the priority of the timer service/daemon task relative to other tasks in the system, although the timers expiry time is relative to when xTimerStart() is actually called. The timer service/daemon task priority is set by the configTIMER_TASK_PRIORITY configuration constant.</text:p>
      <text:p text:style-name="P4"/>
      <text:h text:style-name="P2" text:outline-level="1"><text:span text:style-name="T20">xTimerChangePeriod<text:line-break/></text:span><text:span text:style-name="T21">[</text:span><text:a xlink:type="simple" xlink:href="https://www.freertos.org/FreeRTOS-Software-Timer-API-Functions.html" text:style-name="Internet_20_link" text:visited-style-name="Visited_20_Internet_20_Link"><text:span text:style-name="T26">Timer API</text:span></text:a><text:span text:style-name="T21">]</text:span></text:h>
      <text:p text:style-name="P7">timers.h</text:p>
      <text:p text:style-name="P17"><text:s/><text:span text:style-name="T28">BaseType_t xTimerChangePeriod( TimerHandle_t xTimer,</text:span></text:p>
      <text:p text:style-name="P17"><text:s text:c="32"/><text:span text:style-name="T28">TickType_t xNewPeriod,</text:span></text:p>
      <text:p text:style-name="P18"><text:s text:c="32"/><text:span text:style-name="T28">TickType_t xBlockTime );</text:span></text:p>
      <text:p text:style-name="P34"><text:a xlink:type="simple" xlink:href="https://www.freertos.org/RTOS-software-timer.html" text:style-name="Internet_20_link" text:visited-style-name="Visited_20_Internet_20_Link"><text:span text:style-name="T7">Software timer</text:span></text:a><text:span text:style-name="T12"> functionality is provided by a timer service/daemon task. Many of the public FreeRTOS timer API functions send commands to the timer service task through a queue called the timer command queue. The timer command queue is private to the RTOS kernel itself and is not directly accessible to application code. The length of the timer command queue is set by the configTIMER_QUEUE_LENGTH configuration constant.</text:span></text:p>
      <text:p text:style-name="P34"><text:span text:style-name="T12">xTimerChangePeriod() changes the period of a timer that was previously created using the </text:span><text:a xlink:type="simple" xlink:href="https://www.freertos.org/FreeRTOS-timers-xTimerCreate.html" text:style-name="Internet_20_link" text:visited-style-name="Visited_20_Internet_20_Link"><text:span text:style-name="T7">xTimerCreate()</text:span></text:a><text:span text:style-name="T12"> API function.</text:span></text:p>
      <text:p text:style-name="P7">xTimerChangePeriod() can be called to change the period of an active or dormant state timer. Changing the period of a dormant timers will also start the timer.</text:p>
      <text:p text:style-name="P7">The configUSE_TIMERS configuration constant must be set to 1 for xTimerChangePeriod() to be available.</text:p>
      <text:p text:style-name="P9">Parameters:</text:p>
      <table:table table:name="Table4" table:style-name="Table4">
        <table:table-column table:style-name="Table4.A"/>
        <table:table-column table:style-name="Table4.B"/>
        <text:soft-page-break/>
        <table:table-row>
          <table:table-cell office:value-type="string">
            <text:p text:style-name="Table_20_Contents"><text:span text:style-name="Emphasis"><text:span text:style-name="T32">xTimer </text:span></text:span><text:s/></text:p>
          </table:table-cell>
          <table:table-cell table:style-name="Table4.B1" office:value-type="string">
            <text:p text:style-name="P42">The handle of the timer whose period will be changed.</text:p>
          </table:table-cell>
        </table:table-row>
        <table:table-row>
          <table:table-cell office:value-type="string">
            <text:p text:style-name="Table_20_Contents"><text:span text:style-name="Emphasis"><text:span text:style-name="T32">xNewPeriod </text:span></text:span><text:s/></text:p>
          </table:table-cell>
          <table:table-cell table:style-name="Table4.B1" office:value-type="string">
            <text:p text:style-name="P42">The new period for xTimer. Timer periods are specified in tick periods, so the constant portTICK_PERIOD_MS can be used to convert a time that has been specified in milliseconds. For example, if the timer must expire after 100 ticks, then xNewPeriod should be set to 100. Alternatively, if the timer must expire after 500ms, then xNewPeriod can be set to ( 500 / portTICK_PERIOD_MS ) provided configTICK_RATE_HZ is less than or equal to 1000. The timer period must be greater than 0.</text:p>
          </table:table-cell>
        </table:table-row>
        <table:table-row>
          <table:table-cell office:value-type="string">
            <text:p text:style-name="Table_20_Contents"><text:span text:style-name="Emphasis"><text:span text:style-name="T32">xBlockTime </text:span></text:span><text:s/></text:p>
          </table:table-cell>
          <table:table-cell table:style-name="Table4.B1" office:value-type="string">
            <text:p text:style-name="P42">Specifies the time, in ticks, that the calling task should be held in the Blocked state to wait for the change period command to be successfully sent to the timer command queue, should the queue already be full when xTimerChangePeriod() was called. xBlockTime is ignored if xTimerChangePeriod() is called before the RTOS scheduler is started.</text:p>
          </table:table-cell>
        </table:table-row>
      </table:table>
      <text:p text:style-name="P9">Returns:</text:p>
      <text:p text:style-name="P5">pdFAIL will be returned if the change period command could not be sent to the timer command queue even after xBlockTime ticks had passed. pdPASS will be returned if the command was successfully sent to the timer command queue. When the command is actually processed will depend on the priority of the timer service/daemon task relative to other tasks in the system. The timer service/daemon task priority is set by the configTIMER_TASK_PRIORITY configuration constant.</text:p>
      <text:p text:style-name="P7">Example usage:</text:p>
      <table:table table:name="Table5" table:style-name="Table5">
        <table:table-column table:style-name="Table5.A"/>
        <table:table-row>
          <table:table-cell table:style-name="Table5.A1" office:value-type="string">
            <text:p text:style-name="P29">/* This function assumes xTimer has already been created. <text:s/>If the timer</text:p>
            <text:p text:style-name="P30">referenced by xTimer is already active when it is called, then the timer</text:p>
            <text:p text:style-name="P30">is deleted. <text:s/>If the timer referenced by xTimer is not active when it is</text:p>
            <text:p text:style-name="P30">called, then the period of the timer is set to 500ms and the timer is</text:p>
            <text:p text:style-name="P30">started. */</text:p>
            <text:p text:style-name="P24">void vAFunction( TimerHandle_t xTimer )</text:p>
            <text:p text:style-name="P24">{</text:p>
            <text:p text:style-name="P19"><text:s text:c="4"/><text:span text:style-name="T33">/* or more simply and equivalently</text:span></text:p>
            <text:p text:style-name="P26"><text:s text:c="4"/><text:span text:style-name="T30">"if( xTimerIsTimerActive( xTimer ) )" */</text:span></text:p>
            <text:p text:style-name="P19"><text:s text:c="4"/><text:span text:style-name="T30">if( xTimerIsTimerActive( xTimer ) != pdFALSE )</text:span></text:p>
            <text:p text:style-name="P19"><text:s text:c="4"/><text:span text:style-name="T30">{</text:span></text:p>
            <text:p text:style-name="P19"><text:s text:c="8"/><text:span text:style-name="T33">/* xTimer is already active - delete it. */</text:span></text:p>
            <text:p text:style-name="P19"><text:s text:c="8"/><text:span text:style-name="T30">xTimerDelete( xTimer );</text:span></text:p>
            <text:p text:style-name="P19"><text:s text:c="4"/><text:span text:style-name="T30">}</text:span></text:p>
            <text:p text:style-name="P19"><text:s text:c="4"/><text:span text:style-name="T30">else</text:span></text:p>
            <text:p text:style-name="P19"><text:s text:c="4"/><text:span text:style-name="T30">{</text:span></text:p>
            <text:p text:style-name="P19"><text:s text:c="8"/><text:span text:style-name="T33">/* xTimer is not active, change its period to 500ms. <text:s/>This will also</text:span></text:p>
            <text:p text:style-name="P26"><text:s text:c="8"/><text:span text:style-name="T30">cause the timer to start. <text:s/>Block for a maximum of 100 ticks if the</text:span></text:p>
            <text:p text:style-name="P26"><text:s text:c="8"/><text:span text:style-name="T30">change period command cannot immediately be sent to the timer</text:span></text:p>
            <text:p text:style-name="P26"><text:s text:c="8"/><text:span text:style-name="T30">command queue. */</text:span></text:p>
            <text:p text:style-name="P19"><text:soft-page-break/><text:s text:c="8"/><text:span text:style-name="T30">if( xTimerChangePeriod( xTimer, 500 / portTICK_PERIOD_MS, 100 )</text:span></text:p>
            <text:p text:style-name="P19"><text:s text:c="60"/><text:span text:style-name="T30">== pdPASS )</text:span></text:p>
            <text:p text:style-name="P19"><text:s text:c="8"/><text:span text:style-name="T30">{</text:span></text:p>
            <text:p text:style-name="P19"><text:s text:c="12"/><text:span text:style-name="T33">/* The command was successfully sent. */</text:span></text:p>
            <text:p text:style-name="P19"><text:s text:c="8"/><text:span text:style-name="T30">}</text:span></text:p>
            <text:p text:style-name="P19"><text:s text:c="8"/><text:span text:style-name="T30">else</text:span></text:p>
            <text:p text:style-name="P19"><text:s text:c="8"/><text:span text:style-name="T30">{</text:span></text:p>
            <text:p text:style-name="P19"><text:s text:c="12"/><text:span text:style-name="T33">/* The command could not be sent, even after waiting for 100 ticks</text:span></text:p>
            <text:p text:style-name="P26"><text:s text:c="12"/><text:span text:style-name="T30">to pass. <text:s/>Take appropriate action here. */</text:span></text:p>
            <text:p text:style-name="P19"><text:s text:c="8"/><text:span text:style-name="T30">}</text:span></text:p>
            <text:p text:style-name="P19"><text:s text:c="4"/><text:span text:style-name="T30">}</text:span></text:p>
            <text:p text:style-name="P11">}</text:p>
          </table:table-cell>
        </table:table-row>
      </table:table>
      <text:p text:style-name="P6"/>
      <text:h text:style-name="P32" text:outline-level="1"><text:span text:style-name="T3">vTimerSetReloadMode<text:line-break/></text:span><text:span text:style-name="T4">[</text:span><text:a xlink:type="simple" xlink:href="https://www.freertos.org/FreeRTOS-Software-Timer-API-Functions.html" text:style-name="Internet_20_link" text:visited-style-name="Visited_20_Internet_20_Link"><text:span text:style-name="T10">Timer API</text:span></text:a><text:span text:style-name="T4">]</text:span></text:h>
      <text:p text:style-name="P16">timers.h</text:p>
      <text:p text:style-name="P17"><text:s/><text:span text:style-name="T28">void vTimerSetReloadMode( TimerHandle_t xTimer,</text:span></text:p>
      <text:p text:style-name="P18"><text:s text:c="27"/><text:span text:style-name="T28">const UBaseType_t uxAutoReload );</text:span></text:p>
      <text:p text:style-name="P34"><text:span text:style-name="T18">Updates the 'mode' of a </text:span><text:a xlink:type="simple" xlink:href="https://www.freertos.org/RTOS-software-timer.html" text:style-name="Internet_20_link" text:visited-style-name="Visited_20_Internet_20_Link"><text:span text:style-name="T11">software timer</text:span></text:a><text:span text:style-name="T18"> to be either an auto reload timer or a one-shot timer.</text:span></text:p>
      <text:p text:style-name="P16">An auto reload timer resets itself each time it expires, causing the timer to expire (and therefore execute its callback) periodically.</text:p>
      <text:p text:style-name="P16">A one shot timer does not automatically reset itself, so will only expire (and therefore execute its callback) once unless it is manually restarted.</text:p>
      <text:p text:style-name="P16">This API function is only available if the FreeRTOS/Source/timers.c source file is included in the built project.</text:p>
      <text:p text:style-name="P15">Parameters:</text:p>
      <table:table table:name="Table6" table:style-name="Table6">
        <table:table-column table:style-name="Table6.A"/>
        <table:table-column table:style-name="Table6.B"/>
        <table:table-row>
          <table:table-cell office:value-type="string">
            <text:p text:style-name="Table_20_Contents"><text:span text:style-name="Emphasis"><text:span text:style-name="T32">xTimer </text:span></text:span></text:p>
          </table:table-cell>
          <table:table-cell table:style-name="Table6.B1" office:value-type="string">
            <text:p text:style-name="Table_20_Contents"><text:span text:style-name="T32">The handle of the timer to update. The handle will have been returned from the call to </text:span><text:a xlink:type="simple" xlink:href="https://www.freertos.org/FreeRTOS-timers-xTimerCreate.html" text:style-name="Internet_20_link" text:visited-style-name="Visited_20_Internet_20_Link"><text:span text:style-name="T25">xTimerCreate()</text:span></text:a><text:span text:style-name="T32"> or </text:span><text:a xlink:type="simple" xlink:href="https://www.freertos.org/xTimerCreateStatic.html" text:style-name="Internet_20_link" text:visited-style-name="Visited_20_Internet_20_Link"><text:span text:style-name="T25">xTimerCreateStatic()</text:span></text:a><text:span text:style-name="T32"> used to create the timer.</text:span></text:p>
          </table:table-cell>
        </table:table-row>
        <table:table-row>
          <table:table-cell office:value-type="string">
            <text:p text:style-name="Table_20_Contents"><text:span text:style-name="Emphasis"><text:span text:style-name="T32">uxAutoReload </text:span></text:span><text:span text:style-name="T32"/></text:p>
          </table:table-cell>
          <table:table-cell table:style-name="Table6.B1" office:value-type="string">
            <text:p text:style-name="P42">Set uxAutoReload to pdTRUE to set the timer into auto reload mode, or pdFALSE to set the timer into one shot mode.</text:p>
          </table:table-cell>
        </table:table-row>
      </table:table>
      <text:p text:style-name="P67"/>
      <text:p text:style-name="P67"/>
      <text:h text:style-name="P32" text:outline-level="1"><text:soft-page-break/><text:span text:style-name="T1">xSemaphoreTake<text:line-break/></text:span><text:span text:style-name="T2">[</text:span><text:a xlink:type="simple" xlink:href="https://www.freertos.org/a00113.html" text:style-name="Internet_20_link" text:visited-style-name="Visited_20_Internet_20_Link"><text:span text:style-name="T5">Semaphores</text:span></text:a><text:span text:style-name="T2">]</text:span></text:h>
      <table:table table:name="Table7" table:style-name="Table7">
        <table:table-column table:style-name="Table7.A"/>
        <table:table-row>
          <table:table-cell table:style-name="Table7.A1" office:value-type="string">
            <text:p text:style-name="P44"><text:a xlink:type="simple" xlink:href="https://www.freertos.org/RTOS-task-notifications.html" text:style-name="Internet_20_link" text:visited-style-name="Visited_20_Internet_20_Link"><text:span text:style-name="T36"><text:s/></text:span><text:span text:style-name="T35">TIP: In many usage scenarios it is faster and more memory efficient to use a direct to task notification instead of a semaphore </text:span></text:a></text:p>
          </table:table-cell>
        </table:table-row>
      </table:table>
      <text:p text:style-name="P7">semphr. h</text:p>
      <text:p text:style-name="P33"/>
      <text:p text:style-name="P17"><text:s/><text:span text:style-name="T30">xSemaphoreTake( SemaphoreHandle_t xSemaphore,</text:span></text:p>
      <text:p text:style-name="P17"><text:s text:c="17"/><text:span text:style-name="T29">TickType_t xTicksToWait );</text:span></text:p>
      <text:p text:style-name="P36"/>
      <text:p text:style-name="P36"><text:span text:style-name="Emphasis"><text:span text:style-name="T14">Macro</text:span></text:span><text:span text:style-name="T14"> to obtain a semaphore. The semaphore must have previously been</text:span></text:p>
      <text:p text:style-name="P23">created with a call to xSemaphoreCreateBinary(), xSemaphoreCreateMutex() or</text:p>
      <text:p text:style-name="P12">xSemaphoreCreateCounting().</text:p>
      <text:p text:style-name="P36"/>
      <text:p text:style-name="P36"/>
      <text:p text:style-name="P23">This macro must not be called from an ISR. <text:s/>xQueueReceiveFromISR() can be used to take a semaphore from within an interrupt if required, although this would not be</text:p>
      <text:p text:style-name="P23">a normal operation. <text:s/>Semaphores use queues as their underlying mechanism, so functions are to some extent interoperable.</text:p>
      <text:p text:style-name="P36"/>
      <text:p text:style-name="P36"/>
      <text:p text:style-name="P35"/>
      <text:p text:style-name="P13">Parameters:</text:p>
      <table:table table:name="Table8" table:style-name="Table8">
        <table:table-column table:style-name="Table8.A"/>
        <table:table-column table:style-name="Table8.B"/>
        <table:table-row>
          <table:table-cell office:value-type="string">
            <text:p text:style-name="Table_20_Contents"><text:span text:style-name="Emphasis">xSemaphore</text:span> </text:p>
          </table:table-cell>
          <table:table-cell table:style-name="Table8.B1" office:value-type="string">
            <text:p text:style-name="P42">A handle to the semaphore being taken - obtained when the semaphore was created.</text:p>
          </table:table-cell>
        </table:table-row>
        <table:table-row>
          <table:table-cell office:value-type="string">
            <text:p text:style-name="Table_20_Contents"><text:span text:style-name="Emphasis">xTicksToWait</text:span> </text:p>
          </table:table-cell>
          <table:table-cell table:style-name="Table8.B1" office:value-type="string">
            <text:p text:style-name="P43">The time in ticks to wait for the semaphore to become available. The macro portTICK_PERIOD_MS can be used to convert this to a real time. A block time of zero can be used to poll the semaphore.</text:p>
            <text:p text:style-name="P43">If <text:a xlink:type="simple" xlink:href="https://www.freertos.org/a00110.html" text:style-name="Internet_20_link" text:visited-style-name="Visited_20_Internet_20_Link"><text:span text:style-name="T24">INCLUDE_vTaskSuspend</text:span></text:a> is set to '1' then specifying the block time as portMAX_DELAY will cause the task to block indefinitely (without a timeout).</text:p>
          </table:table-cell>
        </table:table-row>
      </table:table>
      <text:p text:style-name="P13">Returns:</text:p>
      <text:p text:style-name="P10">pdTRUE if the semaphore was obtained. pdFALSE if xTicksToWait expired without the semaphore becoming available.</text:p>
      <text:p text:style-name="P14">Example usage:</text:p>
      <table:table table:name="Table9" table:style-name="Table9">
        <table:table-column table:style-name="Table9.A"/>
        <table:table-row>
          <table:table-cell table:style-name="Table9.A1" office:value-type="string">
            <text:p text:style-name="P25">SemaphoreHandle_t xSemaphore = NULL;</text:p>
            <text:p text:style-name="P39"/>
            <text:p text:style-name="P31">/* A task that creates a semaphore. */</text:p>
            <text:p text:style-name="P25">void vATask( void * pvParameters )</text:p>
            <text:p text:style-name="P25">{</text:p>
            <text:p text:style-name="P20"><text:s text:c="4"/><text:span text:style-name="T34">/* Create the semaphore to guard a shared resource. <text:s/>As we are using</text:span></text:p>
            <text:p text:style-name="P27"><text:s text:c="4"/><text:span text:style-name="T31">the semaphore for mutual exclusion we create a mutex semaphore</text:span></text:p>
            <text:p text:style-name="P27"><text:soft-page-break/><text:s text:c="4"/><text:span text:style-name="T31">rather than a binary semaphore. */</text:span></text:p>
            <text:p text:style-name="P20"><text:s text:c="4"/><text:span text:style-name="T31">xSemaphore = xSemaphoreCreateMutex();</text:span></text:p>
            <text:p text:style-name="P25">}</text:p>
            <text:p text:style-name="P39"/>
            <text:p text:style-name="P31">/* A task that uses the semaphore. */</text:p>
            <text:p text:style-name="P25">void vAnotherTask( void * pvParameters )</text:p>
            <text:p text:style-name="P25">{</text:p>
            <text:p text:style-name="P20"><text:s text:c="4"/><text:span text:style-name="T34">/* ... Do other things. */</text:span></text:p>
            <text:p text:style-name="P39"/>
            <text:p text:style-name="P20"><text:s text:c="4"/><text:span text:style-name="T31">if( xSemaphore != NULL )</text:span></text:p>
            <text:p text:style-name="P20"><text:s text:c="4"/><text:span text:style-name="T31">{</text:span></text:p>
            <text:p text:style-name="P20"><text:s text:c="8"/><text:span text:style-name="T34">/* See if we can obtain the semaphore. <text:s/>If the semaphore is not</text:span></text:p>
            <text:p text:style-name="P27"><text:s text:c="8"/><text:span text:style-name="T31">available wait 10 ticks to see if it becomes free. */</text:span></text:p>
            <text:p text:style-name="P20"><text:s text:c="8"/><text:span text:style-name="T31">if( xSemaphoreTake( xSemaphore, ( TickType_t ) 10 ) == pdTRUE )</text:span></text:p>
            <text:p text:style-name="P20"><text:s text:c="8"/><text:span text:style-name="T31">{</text:span></text:p>
            <text:p text:style-name="P20"><text:s text:c="12"/><text:span text:style-name="T34">/* We were able to obtain the semaphore and can now access the</text:span></text:p>
            <text:p text:style-name="P27"><text:s text:c="12"/><text:span text:style-name="T31">shared resource. */</text:span></text:p>
            <text:p text:style-name="P39"/>
            <text:p text:style-name="P20"><text:s text:c="12"/><text:span text:style-name="T34">/* ... */</text:span></text:p>
            <text:p text:style-name="P39"/>
            <text:p text:style-name="P20"><text:s text:c="12"/><text:span text:style-name="T34">/* We have finished accessing the shared resource. <text:s/>Release the</text:span></text:p>
            <text:p text:style-name="P27"><text:s text:c="12"/><text:span text:style-name="T31">semaphore. */</text:span></text:p>
            <text:p text:style-name="P20"><text:s text:c="12"/><text:span text:style-name="T31">xSemaphoreGive( xSemaphore );</text:span></text:p>
            <text:p text:style-name="P20"><text:s text:c="8"/><text:span text:style-name="T31">}</text:span></text:p>
            <text:p text:style-name="P20"><text:s text:c="8"/><text:span text:style-name="T31">else</text:span></text:p>
            <text:p text:style-name="P20"><text:s text:c="8"/><text:span text:style-name="T31">{</text:span></text:p>
            <text:p text:style-name="P20"><text:s text:c="12"/><text:span text:style-name="T34">/* We could not obtain the semaphore and can therefore not access</text:span></text:p>
            <text:p text:style-name="P27"><text:s text:c="12"/><text:span text:style-name="T31">the shared resource safely. */</text:span></text:p>
            <text:p text:style-name="P20"><text:s text:c="8"/><text:span text:style-name="T31">}</text:span></text:p>
            <text:p text:style-name="P20"><text:s text:c="4"/><text:span text:style-name="T31">}</text:span></text:p>
            <text:p text:style-name="P49">}</text:p>
          </table:table-cell>
        </table:table-row>
      </table:table>
      <text:p text:style-name="P12"/>
      <text:h text:style-name="P46" text:outline-level="1"><text:span text:style-name="T22">xTaskNotifyGive / xTaskNotifyGiveIndexed<text:line-break/></text:span><text:span text:style-name="T23">[</text:span><text:a xlink:type="simple" xlink:href="https://www.freertos.org/RTOS-task-notification-API.html" text:style-name="Internet_20_link" text:visited-style-name="Visited_20_Internet_20_Link"><text:span text:style-name="T27">RTOS Task Notification API</text:span></text:a><text:span text:style-name="T23">]</text:span></text:h>
      <text:p text:style-name="P7"><text:line-break/>task.h</text:p>
      <text:p text:style-name="P53"><text:s/><text:span text:style-name="T30">BaseType_t xTaskNotifyGive( TaskHandle_t xTaskToNotify );</text:span></text:p>
      <text:p text:style-name="P36"/>
      <text:p text:style-name="P17"><text:s/><text:span text:style-name="T30">BaseType_t xTaskNotifyGiveIndexed( TaskHandle_t xTaskToNotify, </text:span></text:p>
      <text:p text:style-name="P18"><text:s text:c="36"/><text:span text:style-name="T30">UBaseType_t uxIndexToNotify );</text:span></text:p>
      <text:p text:style-name="P34"><text:soft-page-break/><text:span text:style-name="T12">Each task has an array of 'task notifications' (or just 'notifications'), each of which has a state and a 32-bit value. A </text:span><text:a xlink:type="simple" xlink:href="https://www.freertos.org/RTOS-task-notifications.html" text:style-name="Internet_20_link" text:visited-style-name="Visited_20_Internet_20_Link"><text:span text:style-name="T7">direct to task notification</text:span></text:a><text:span text:style-name="T12"> is an event sent directly to a task that can unblock the receiving task, and optionally update one of the receiving task’s notification values in a number of different ways. For example, a notification may overwrite one of the receiving task's notification values, or just set one or more bits in one of the receiving task's notification values.</text:span></text:p>
      <text:p text:style-name="P34"><text:span text:style-name="T12">xTaskNotifyGive() is a macro intended for use when a task notification is being </text:span><text:a xlink:type="simple" xlink:href="https://www.freertos.org/RTOS-task-notifications.html#uses" text:style-name="Internet_20_link" text:visited-style-name="Visited_20_Internet_20_Link"><text:span text:style-name="T7">used as a light weight and faster binary or counting semaphore</text:span></text:a><text:span text:style-name="T12"> alternative. FreeRTOS semaphores are given using the xSemaphoreGive() API function, xTaskNotifyGive() is the equivalent that uses one of the receiving RTOS task’s notification values in place of a semaphore.</text:span></text:p>
      <text:p text:style-name="P7">xTaskNotifyGive() and xTaskNotifyGiveIndexed() are equivalent macros - the only difference being xTaskNotifyGiveIndexed() can operate on any task notification within the array and xTaskNotifyGive() always operates on the task notification at array index 0.</text:p>
      <text:p text:style-name="P34"><text:span text:style-name="T12">When a task notification value is being used as a binary or counting semaphore equivalent then the task being notified should wait for the notification using the </text:span><text:a xlink:type="simple" xlink:href="https://www.freertos.org/ulTaskNotifyTake.html" text:style-name="Internet_20_link" text:visited-style-name="Visited_20_Internet_20_Link"><text:span text:style-name="T7">ulTaskNotifyTake()</text:span></text:a><text:span text:style-name="T12"> API function rather than the </text:span><text:a xlink:type="simple" xlink:href="https://www.freertos.org/xTaskNotifyWait.html" text:style-name="Internet_20_link" text:visited-style-name="Visited_20_Internet_20_Link"><text:span text:style-name="T7">xTaskNotifyWait()</text:span></text:a><text:span text:style-name="T12"> API function.</text:span></text:p>
      <text:p text:style-name="P7"><text:span text:style-name="T19">Note:</text:span> Each notification within the array operates independently – a task can only block on one notification within the array at a time and will not be unblocked by a notification sent to any other array index.</text:p>
      <text:p text:style-name="P34"><text:span text:style-name="T12">xTaskNotifyGive() must not be called from an interrupt service routine. Use </text:span><text:a xlink:type="simple" xlink:href="https://www.freertos.org/vTaskNotifyGiveFromISR.html" text:style-name="Internet_20_link" text:visited-style-name="Visited_20_Internet_20_Link"><text:span text:style-name="T7">vTaskNotifyGiveFromISR()</text:span></text:a><text:span text:style-name="T12"> instead.</text:span></text:p>
      <text:p text:style-name="P34"><text:a xlink:type="simple" xlink:href="https://www.freertos.org/a00110.html#configUSE_TASK_NOTIFICATIONS" text:style-name="Internet_20_link" text:visited-style-name="Visited_20_Internet_20_Link"><text:span text:style-name="T7">configUSE_TASK_NOTIFICATIONS</text:span></text:a><text:span text:style-name="T12"> must set to 1 in FreeRTOSConfig.h (or be left undefined) for these macros to be available. The constant </text:span><text:a xlink:type="simple" xlink:href="https://www.freertos.org/a00110.html#configTASK_NOTIFICATION_ARRAY_ENTRIES" text:style-name="Internet_20_link" text:visited-style-name="Visited_20_Internet_20_Link"><text:span text:style-name="T7">configTASK_NOTIFICATION_ARRAY_ENTRIES</text:span></text:a><text:span text:style-name="T12"> sets the number of indexes in each task's array of task notifications.</text:span></text:p>
      <text:p text:style-name="P7"><text:span text:style-name="T19">Backward compatibility information:</text:span><text:line-break/>Prior to FreeRTOS V10.4.0 each task had a single "notification value", and all task notification API functions operated on that value. Replacing the single notification value with an array of notification values necessitated a new set of API functions that could address specific notifications within the array. xTaskNotifyGive() is the original API function, and remains backward compatible by always operating on the notification value at index 0 in the array. Calling xTaskNotifyGive() is equivalent to calling xTaskNotifyGiveIndexed() with the uxIndexToNotify parameter set to 0.</text:p>
      <text:p text:style-name="P9">Parameters:</text:p>
      <table:table table:name="Table10" table:style-name="Table10">
        <table:table-column table:style-name="Table10.A"/>
        <table:table-column table:style-name="Table10.B"/>
        <table:table-row>
          <table:table-cell office:value-type="string">
            <text:p text:style-name="Table_20_Contents"><text:span text:style-name="Emphasis"><text:span text:style-name="T32">xTaskToNotify </text:span></text:span><text:s/></text:p>
          </table:table-cell>
          <table:table-cell table:style-name="Table10.B1" office:value-type="string">
            <text:p text:style-name="P43">The handle of the RTOS task being notified, and having its notification value incremented.</text:p>
            <text:p text:style-name="P43">To obtain a task's handle create the task using <text:a xlink:type="simple" xlink:href="https://www.freertos.org/a00125.html" text:style-name="Internet_20_link" text:visited-style-name="Visited_20_Internet_20_Link"><text:span text:style-name="T24">xTaskCreate()</text:span></text:a> and make use of the pxCreatedTask parameter, or create the task using <text:a xlink:type="simple" xlink:href="https://www.freertos.org/xTaskCreateStatic.html" text:style-name="Internet_20_link" text:visited-style-name="Visited_20_Internet_20_Link"><text:span text:style-name="T24">xTaskCreateStatic()</text:span></text:a> and store the returned value, or use the task's name in a call to <text:soft-page-break/><text:a xlink:type="simple" xlink:href="https://www.freertos.org/a00021.html#xTaskGetHandle" text:style-name="Internet_20_link" text:visited-style-name="Visited_20_Internet_20_Link"><text:span text:style-name="T24">xTaskGetHandle()</text:span></text:a>.</text:p>
            <text:p text:style-name="P43">The handle of the currently executing RTOS task is returned by the <text:a xlink:type="simple" xlink:href="https://www.freertos.org/a00021.html#xTaskGetCurrentTaskHandle" text:style-name="Internet_20_link" text:visited-style-name="Visited_20_Internet_20_Link"><text:span text:style-name="T24">xTaskGetCurrentTaskHandle()</text:span></text:a> API function.</text:p>
          </table:table-cell>
        </table:table-row>
        <table:table-row>
          <table:table-cell office:value-type="string">
            <text:p text:style-name="Table_20_Contents"><text:span text:style-name="Emphasis"><text:span text:style-name="T32">uxIndexToNotify </text:span></text:span><text:s/></text:p>
          </table:table-cell>
          <table:table-cell table:style-name="Table10.B1" office:value-type="string">
            <text:p text:style-name="P43">The index within the target task's array of notification values to which the notification is to be sent.</text:p>
            <text:p text:style-name="P43">uxIndexToNotify must be less than configTASK_NOTIFICATION_ARRAY_ENTRIES. xTaskNotifyGive() does not have this parameter and always sends notifications to index 0.</text:p>
          </table:table-cell>
        </table:table-row>
      </table:table>
      <text:p text:style-name="P9">Returns:</text:p>
      <text:p text:style-name="P47"><text:span text:style-name="T12">xTaskNotifyGiveIndexed() is a macro that calls </text:span><text:a xlink:type="simple" xlink:href="https://www.freertos.org/xTaskNotify.html" text:style-name="Internet_20_link" text:visited-style-name="Visited_20_Internet_20_Link"><text:span text:style-name="T7">xTaskNotifyIndexed()</text:span></text:a><text:span text:style-name="T12"> with the eAction parameter set to eIncrement, so all calls returning pdPASS.</text:span></text:p>
      <text:p text:style-name="P7"><text:line-break/><text:span text:style-name="T19">Example usage:</text:span></text:p>
      <text:p text:style-name="P34"><text:span text:style-name="T13">[More examples are referenced from the main </text:span><text:a xlink:type="simple" xlink:href="https://www.freertos.org/RTOS-task-notifications.html" text:style-name="Internet_20_link" text:visited-style-name="Visited_20_Internet_20_Link"><text:span text:style-name="T8">RTOS task notifications page</text:span></text:a><text:span text:style-name="T13">]</text:span></text:p>
      <text:p text:style-name="P61"/>
      <text:p text:style-name="P57">/* Prototypes of the two tasks created by main(). */</text:p>
      <text:p text:style-name="P50">static void prvTask1( void *pvParameters );</text:p>
      <text:p text:style-name="P50">static void prvTask2( void *pvParameters );</text:p>
      <text:p text:style-name="P62"/>
      <text:p text:style-name="P57">/* Handles for the tasks create by main(). */</text:p>
      <text:p text:style-name="P50">static TaskHandle_t xTask1 = NULL, xTask2 = NULL;</text:p>
      <text:p text:style-name="P62"/>
      <text:p text:style-name="P57">/* Create two tasks that send notifications back and forth to each other, </text:p>
      <text:p text:style-name="P57">then start the RTOS scheduler. */</text:p>
      <text:p text:style-name="P50">void main( void )</text:p>
      <text:p text:style-name="P50">{</text:p>
      <text:p text:style-name="P56"><text:s text:c="4"/><text:span text:style-name="T31">xTaskCreate( prvTask1, "Task1", 200, NULL, tskIDLE_PRIORITY, &amp;xTask1 );</text:span></text:p>
      <text:p text:style-name="P56"><text:s text:c="4"/><text:span text:style-name="T31">xTaskCreate( prvTask2, "Task2", 200, NULL, tskIDLE_PRIORITY, &amp;xTask2 );</text:span></text:p>
      <text:p text:style-name="P56"><text:s text:c="4"/><text:span text:style-name="T31">vTaskStartScheduler();</text:span></text:p>
      <text:p text:style-name="P50">}</text:p>
      <text:p text:style-name="P57">/*-----------------------------------------------------------*/</text:p>
      <text:p text:style-name="P62"/>
      <text:p text:style-name="P57"><text:soft-page-break/>/* prvTask1() uses the 'indexed' version of the API. */</text:p>
      <text:p text:style-name="P50">static void prvTask1( void *pvParameters )</text:p>
      <text:p text:style-name="P50">{</text:p>
      <text:p text:style-name="P56"><text:s text:c="4"/><text:span text:style-name="T31">for( ;; )</text:span></text:p>
      <text:p text:style-name="P56"><text:s text:c="4"/><text:span text:style-name="T31">{</text:span></text:p>
      <text:p text:style-name="P56"><text:s text:c="8"/><text:span text:style-name="T34">/* Send notification to prvTask2(), bringing it out of the </text:span></text:p>
      <text:p text:style-name="P58"><text:s text:c="8"/><text:span text:style-name="T31">Blocked state. */</text:span></text:p>
      <text:p text:style-name="P56"><text:s text:c="8"/><text:span text:style-name="T31">xTaskNotifyGiveIndexed( xTask2, 0 );</text:span></text:p>
      <text:p text:style-name="P62"/>
      <text:p text:style-name="P56"><text:s text:c="8"/><text:span text:style-name="T34">/* Block to wait for prvTask2() to notify this task. */</text:span></text:p>
      <text:p text:style-name="P56"><text:s text:c="8"/><text:span text:style-name="T31">ulTaskNotifyTakeIndexed( 0, pdTRUE, portMAX_DELAY );</text:span></text:p>
      <text:p text:style-name="P56"><text:s text:c="4"/><text:span text:style-name="T31">}</text:span><text:span text:style-name="T39"/></text:p>
      <text:p text:style-name="P50">}</text:p>
      <text:p text:style-name="P57">/*-----------------------------------------------------------*/</text:p>
      <text:p text:style-name="P62"/>
      <text:p text:style-name="P57">/* prvTask2() uses the original version of the API (without the </text:p>
      <text:p text:style-name="P57">'Indexed'). */</text:p>
      <text:p text:style-name="P50">static void prvTask2( void *pvParameters )</text:p>
      <text:p text:style-name="P50">{</text:p>
      <text:p text:style-name="P56"><text:s text:c="4"/><text:span text:style-name="T31">for( ;; )</text:span></text:p>
      <text:p text:style-name="P56"><text:s text:c="4"/><text:span text:style-name="T31">{</text:span></text:p>
      <text:p text:style-name="P56"><text:s text:c="8"/><text:span text:style-name="T34">/* Block to wait for prvTask1() to notify this task. */</text:span></text:p>
      <text:p text:style-name="P56"><text:s text:c="8"/><text:span text:style-name="T31">ulTaskNotifyTake( pdTRUE, portMAX_DELAY );</text:span></text:p>
      <text:p text:style-name="P62"/>
      <text:p text:style-name="P56"><text:s text:c="8"/><text:span text:style-name="T34">/* Send a notification to prvTask1(), bringing it out of the </text:span></text:p>
      <text:p text:style-name="P58"><text:s text:c="8"/><text:span text:style-name="T31">Blocked state. */</text:span></text:p>
      <text:p text:style-name="P56"><text:s text:c="8"/><text:span text:style-name="T31">xTaskNotifyGive( xTask1 );</text:span></text:p>
      <text:p text:style-name="P56"><text:s text:c="4"/><text:span text:style-name="T31">}</text:span></text:p>
      <text:p text:style-name="P52">}</text:p>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Consolas" svg:font-family="Consolas" style:font-family-generic="modern" style:font-pitch="fixed"/>
    <style:font-face style:name="Consolas1"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ce style:name="arial1" svg:font-family="arial, helvetica, serif"/>
    <style:font-face style:name="courier" svg:font-family="courier"/>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2T13:23:27.013000000</meta:creation-date>
    <dc:date>2023-12-14T09:24:26.442000000</dc:date>
    <meta:editing-duration>P1DT1H22M31S</meta:editing-duration>
    <meta:editing-cycles>5</meta:editing-cycles>
    <meta:generator>LibreOffice/7.5.4.2$Windows_X86_64 LibreOffice_project/36ccfdc35048b057fd9854c757a8b67ec53977b6</meta:generator>
    <meta:document-statistic meta:table-count="10" meta:image-count="0" meta:object-count="0" meta:page-count="12" meta:paragraph-count="313" meta:word-count="3123" meta:character-count="21017" meta:non-whitespace-character-count="16604"/>
  </office:meta>
</office:document-meta>
</file>